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ih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erstand/Ohm</text:p>
          </table:table-cell>
          <table:table-cell office:value-type="string" calcext:value-type="string">
            <text:p>Fehler/Ohm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7]/100*5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enwiderstand/Ohm</text:p>
          </table:table-cell>
          <table:table-cell table:number-columns-repeated="1023"/>
        </table:table-row>
        <table:table-row table:style-name="ro1">
          <table:table-cell table:formula="of:=10*10^6" office:value-type="float" office:value="10000000" calcext:value-type="float">
            <text:p>1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_aus (theorie)/V</text:p>
          </table:table-cell>
          <table:table-cell table:style-name="ce4" office:value-type="string" calcext:value-type="string">
            <text:p>Fehler/V</text:p>
          </table:table-cell>
          <table:table-cell/>
          <table:table-cell office:value-type="string" calcext:value-type="string">
            <text:p>R_2,L/Ohm</text:p>
          </table:table-cell>
          <table:table-cell office:value-type="string" calcext:value-type="string">
            <text:p>Fehler/Ohm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1015"/>
        </table:table-row>
        <table:table-row table:style-name="ro1">
          <table:table-cell table:style-name="ce4" table:formula="of:=[.D13]/([.D13]+[.A7])" office:value-type="float" office:value="0.499750124937531" calcext:value-type="float">
            <text:p>0,4997501249</text:p>
          </table:table-cell>
          <table:table-cell table:style-name="ce4" table:formula="of:=SQRT([.G13]+[.H13]+[.I13])" office:value-type="float" office:value="0.0000501490546734492" calcext:value-type="float">
            <text:p>5,01490546734492E-005</text:p>
          </table:table-cell>
          <table:table-cell/>
          <table:table-cell table:formula="of:=[.A9]*[.A7]/([.A7]+[.A9])" office:value-type="float" office:value="9990.00999000999" calcext:value-type="float">
            <text:p>9990,00999001</text:p>
          </table:table-cell>
          <table:table-cell table:formula="of:=([.A9]*[.B7])/([.A9]+[.A7])" office:value-type="float" office:value="499.500499500499" calcext:value-type="float">
            <text:p>499,5004995005</text:p>
          </table:table-cell>
          <table:table-cell/>
          <table:table-cell table:formula="of:=(([.E13]*[.B11])/([.A7]+[.A9]))^2" office:value-type="float" office:value="0.0000000000249002495008736" calcext:value-type="float">
            <text:p>2,49002495008736E-011</text:p>
          </table:table-cell>
          <table:table-cell table:formula="of:=(([.A11]*[.E13])/([.A9]+[.A7]))^2" office:value-type="float" office:value="0.00000000249002495008736" calcext:value-type="float">
            <text:p>2,49002495008736E-009</text:p>
          </table:table-cell>
          <table:table-cell table:formula="of:=(([.A11]*[.D13]*[.B7])/([.A9]+[.A7])^2)^2" office:value-type="float" office:value="2.48505236031437E-015" calcext:value-type="float">
            <text:p>2,48505236031437E-01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sswert/V</text:p>
          </table:table-cell>
          <table:table-cell table:style-name="ce4"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style-name="ce4" office:value-type="float" office:value="0.503" calcext:value-type="float">
            <text:p>0,503</text:p>
          </table:table-cell>
          <table:table-cell table:style-name="ce4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ih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erstand/Ohm</text:p>
          </table:table-cell>
          <table:table-cell office:value-type="string" calcext:value-type="string">
            <text:p>Fehler/mOhm</text:p>
          </table:table-cell>
          <table:table-cell table:number-columns-repeated="1022"/>
        </table:table-row>
        <table:table-row table:style-name="ro1">
          <table:table-cell table:formula="of:=10^6" office:value-type="float" office:value="1000000" calcext:value-type="float">
            <text:p>1000000</text:p>
          </table:table-cell>
          <table:table-cell table:formula="of:=[.A21]/100*5" office:value-type="float" office:value="50000" calcext:value-type="float">
            <text:p>5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enwiderstand/mOhm</text:p>
          </table:table-cell>
          <table:table-cell table:number-columns-repeated="1023"/>
        </table:table-row>
        <table:table-row table:style-name="ro1">
          <table:table-cell table:formula="of:=10*10^6" office:value-type="float" office:value="10000000" calcext:value-type="float">
            <text:p>1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_aus (theorie)/V</text:p>
          </table:table-cell>
          <table:table-cell table:style-name="ce4" office:value-type="string" calcext:value-type="string">
            <text:p>Fehler/V</text:p>
          </table:table-cell>
          <table:table-cell/>
          <table:table-cell office:value-type="string" calcext:value-type="string">
            <text:p>R_2,L/Ohm</text:p>
          </table:table-cell>
          <table:table-cell office:value-type="string" calcext:value-type="string">
            <text:p>Fehler/Ohm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1015"/>
        </table:table-row>
        <table:table-row table:style-name="ro1">
          <table:table-cell table:style-name="ce4" table:formula="of:=[.D27]/([.D27]+[.A21])" office:value-type="float" office:value="0.476190476190476" calcext:value-type="float">
            <text:p>0,4761904762</text:p>
          </table:table-cell>
          <table:table-cell table:style-name="ce4" table:formula="of:=SQRT([.G27]+[.H27]+[.I27])" office:value-type="float" office:value="0.00416979714500376" calcext:value-type="float">
            <text:p>0,0041697971</text:p>
          </table:table-cell>
          <table:table-cell/>
          <table:table-cell table:formula="of:=[.A23]*[.A21]/([.A21]+[.A23])" office:value-type="float" office:value="909090.909090909" calcext:value-type="float">
            <text:p>909090,909090909</text:p>
          </table:table-cell>
          <table:table-cell table:formula="of:=([.A23]*[.B21])/([.A23]+[.A21])" office:value-type="float" office:value="45454.5454545455" calcext:value-type="float">
            <text:p>45454,5454545455</text:p>
          </table:table-cell>
          <table:table-cell/>
          <table:table-cell table:formula="of:=(([.E27]*[.B25])/([.A21]+[.A23]))^2" office:value-type="float" office:value="0.000000170753363841268" calcext:value-type="float">
            <text:p>1,70753363841268E-007</text:p>
          </table:table-cell>
          <table:table-cell table:formula="of:=(([.A25]*[.E27])/([.A23]+[.A21]))^2" office:value-type="float" office:value="0.0000170753363841268" calcext:value-type="float">
            <text:p>1,70753363841268E-005</text:p>
          </table:table-cell>
          <table:table-cell table:formula="of:=(([.A25]*[.D27]*[.B21])/([.A23]+[.A21])^2)^2" office:value-type="float" office:value="0.000000141118482513444" calcext:value-type="float">
            <text:p>1,41118482513444E-00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sswert/V</text:p>
          </table:table-cell>
          <table:table-cell table:style-name="ce4"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style-name="ce4" office:value-type="float" office:value="0.483" calcext:value-type="float">
            <text:p>0,483</text:p>
          </table:table-cell>
          <table:table-cell table:style-name="ce4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erstand/Ohm</text:p>
          </table:table-cell>
          <table:table-cell office:value-type="string" calcext:value-type="string">
            <text:p>Fehler/mOhm</text:p>
          </table:table-cell>
          <table:table-cell/>
          <table:table-cell office:value-type="string" calcext:value-type="string">
            <text:p>Theoriewert</text:p>
          </table:table-cell>
          <table:table-cell table:number-columns-repeated="1020"/>
        </table:table-row>
        <table:table-row table:style-name="ro1">
          <table:table-cell table:formula="of:=10^6"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T/s</text:p>
          </table:table-cell>
          <table:table-cell table:style-name="ce4" office:value-type="string" calcext:value-type="string">
            <text:p>Fehler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ensator/F</text:p>
          </table:table-cell>
          <table:table-cell office:value-type="string" calcext:value-type="string">
            <text:p>Fehler/F</text:p>
          </table:table-cell>
          <table:table-cell/>
          <table:table-cell table:style-name="ce4" table:formula="of:=LN(2)*[.A35]*[.A37]" office:value-type="float" office:value="0.0693147180559946" calcext:value-type="float">
            <text:p>0,0693147181</text:p>
          </table:table-cell>
          <table:table-cell table:style-name="ce4" table:formula="of:=SQRT((LN(2)*[.A35]*[.B37])^2+([.A37]*[.B35]*LN(2)^2))" office:value-type="float" office:value="0.00353437099946699" calcext:value-type="float">
            <text:p>0,003534371</text:p>
          </table:table-cell>
          <table:table-cell table:number-columns-repeated="1019"/>
        </table:table-row>
        <table:table-row table:style-name="ro1">
          <table:table-cell table:formula="of:=100*10^-9" office:value-type="float" office:value="0.0000001" calcext:value-type="float">
            <text:p>0,0000001</text:p>
          </table:table-cell>
          <table:table-cell table:formula="of:=[.A37]/100*5" office:value-type="float" office:value="0.000000005" calcext:value-type="float">
            <text:p>0,0000000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sor oben</text:p>
          </table:table-cell>
          <table:table-cell office:value-type="string" calcext:value-type="string">
            <text:p>Cursor Unte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Pos mitte</text:p>
          </table:table-cell>
          <table:table-cell table:number-columns-repeated="1020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-12.6" calcext:value-type="float">
            <text:p>-12,6</text:p>
          </table:table-cell>
          <table:table-cell office:value-type="float" office:value="16.4" calcext:value-type="float">
            <text:p>16,4</text:p>
          </table:table-cell>
          <table:table-cell table:formula="of:=[.C40]/2" office:value-type="float" office:value="8.2" calcext:value-type="float">
            <text:p>8,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albwertszeit/s</text:p>
          </table:table-cell>
          <table:table-cell table:style-name="ce4"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style-name="ce4" table:formula="of:=250*3*(10^-4)" office:value-type="float" office:value="0.075" calcext:value-type="float">
            <text:p>0,075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Plotdaten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eil 3</text:p>
          </table:table-cell>
          <table:table-cell table:number-columns-repeated="3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3" office:value-type="string" calcext:value-type="string">
            <text:p>Reihe 1</text:p>
          </table:table-cell>
          <table:table-cell office:value-type="string" calcext:value-type="string">
            <text:p>100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x</text:p>
          </table:table-cell>
          <table:table-cell table:formula="of:=[.E47]" office:value-type="float" office:value="20" calcext:value-type="float">
            <text:p>20</text:p>
          </table:table-cell>
          <table:table-cell table:formula="of:=[.G47]" office:value-type="float" office:value="50" calcext:value-type="float">
            <text:p>50</text:p>
          </table:table-cell>
          <table:table-cell table:formula="of:=[.I47]" office:value-type="float" office:value="100" calcext:value-type="float">
            <text:p>100</text:p>
          </table:table-cell>
          <table:table-cell table:formula="of:=[.K47]" office:value-type="float" office:value="125" calcext:value-type="float">
            <text:p>125</text:p>
          </table:table-cell>
          <table:table-cell table:formula="of:=[.M47]" office:value-type="float" office:value="150" calcext:value-type="float">
            <text:p>150</text:p>
          </table:table-cell>
          <table:table-cell table:formula="of:=[.O47]" office:value-type="float" office:value="175" calcext:value-type="float">
            <text:p>175</text:p>
          </table:table-cell>
          <table:table-cell table:formula="of:=[.Q47]" office:value-type="float" office:value="200" calcext:value-type="float">
            <text:p>200</text:p>
          </table:table-cell>
          <table:table-cell/>
          <table:table-cell table:formula="of:=[.T46]" office:value-type="float" office:value="20" calcext:value-type="float">
            <text:p>20</text:p>
          </table:table-cell>
          <table:table-cell table:formula="of:=[.T47]" office:value-type="float" office:value="1" calcext:value-type="float">
            <text:p>1</text:p>
          </table:table-cell>
          <table:table-cell table:formula="of:=[.T48]" office:value-type="float" office:value="10" calcext:value-type="float">
            <text:p>10</text:p>
          </table:table-cell>
          <table:table-cell table:formula="of:=[.T49]/10" office:value-type="float" office:value="0.0100907207711631" calcext:value-type="float">
            <text:p>0,01009072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lta_t/s</text:p>
          </table:table-cell>
          <table:table-cell office:value-type="string" calcext:value-type="string">
            <text:p>Fehler/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formula="of:=[.E49]/[.E51]" office:value-type="float" office:value="1" calcext:value-type="float">
            <text:p>1</text:p>
          </table:table-cell>
          <table:table-cell table:formula="of:=[.G49]/[.G51]" office:value-type="float" office:value="0.959349593495935" calcext:value-type="float">
            <text:p>0,9593495935</text:p>
          </table:table-cell>
          <table:table-cell table:formula="of:=[.I49]/[.I51]" office:value-type="float" office:value="0.859504132231405" calcext:value-type="float">
            <text:p>0,8595041322</text:p>
          </table:table-cell>
          <table:table-cell table:formula="of:=[.K49]/[.K51]" office:value-type="float" office:value="0.793388429752066" calcext:value-type="float">
            <text:p>0,7933884298</text:p>
          </table:table-cell>
          <table:table-cell table:formula="of:=[.M49]/[.M51]" office:value-type="float" office:value="0.735537190082645" calcext:value-type="float">
            <text:p>0,7355371901</text:p>
          </table:table-cell>
          <table:table-cell table:formula="of:=[.O49]/[.O51]" office:value-type="float" office:value="0.677685950413223" calcext:value-type="float">
            <text:p>0,6776859504</text:p>
          </table:table-cell>
          <table:table-cell table:formula="of:=[.Q49]/[.Q51]" office:value-type="float" office:value="0.633333333333333" calcext:value-type="float">
            <text:p>0,6333333333</text:p>
          </table:table-cell>
          <table:table-cell/>
          <table:table-cell table:formula="of:=[.U46]" office:value-type="float" office:value="50" calcext:value-type="float">
            <text:p>50</text:p>
          </table:table-cell>
          <table:table-cell table:formula="of:=[.U47]" office:value-type="float" office:value="0.959349593495935" calcext:value-type="float">
            <text:p>0,9593495935</text:p>
          </table:table-cell>
          <table:table-cell office:value-type="float" office:value="10" calcext:value-type="float">
            <text:p>10</text:p>
          </table:table-cell>
          <table:table-cell table:formula="of:=[.U49]/10" office:value-type="float" office:value="0.00992611011957299" calcext:value-type="float">
            <text:p>0,0099261101</text:p>
          </table:table-cell>
          <table:table-cell table:number-columns-repeated="993"/>
        </table:table-row>
        <table:table-row table:style-name="ro1">
          <table:table-cell table:formula="of:=980*(10^-6)" office:value-type="float" office:value="0.000980000000000001" calcext:value-type="float">
            <text:p>0,00098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Fehler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table:formula="of:=[.V46]" office:value-type="float" office:value="100" calcext:value-type="float">
            <text:p>100</text:p>
          </table:table-cell>
          <table:table-cell table:formula="of:=[.V47]" office:value-type="float" office:value="0.859504132231405" calcext:value-type="float">
            <text:p>0,8595041322</text:p>
          </table:table-cell>
          <table:table-cell office:value-type="float" office:value="10" calcext:value-type="float">
            <text:p>10</text:p>
          </table:table-cell>
          <table:table-cell table:formula="of:=[.V49]/10" office:value-type="float" office:value="0.00947939648508633" calcext:value-type="float">
            <text:p>0,009479396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hwingungsdauer/s</text:p>
          </table:table-cell>
          <table:table-cell office:value-type="string" calcext:value-type="string">
            <text:p>Fehler/s</text:p>
          </table:table-cell>
          <table:table-cell table:number-columns-repeated="2"/>
          <table:table-cell office:value-type="float" office:value="4.96" calcext:value-type="float">
            <text:p>4,96</text:p>
          </table:table-cell>
          <table:table-cell office:value-type="float" office:value="0.05" calcext:value-type="float">
            <text:p>0,05</text:p>
          </table:table-cell>
          <table:table-cell office:value-type="float" office:value="4.72" calcext:value-type="float">
            <text:p>4,72</text:p>
          </table:table-cell>
          <table:table-cell office:value-type="float" office:value="0.05" calcext:value-type="float">
            <text:p>0,05</text:p>
          </table:table-cell>
          <table:table-cell office:value-type="float" office:value="4.16" calcext:value-type="float">
            <text:p>4,16</text:p>
          </table:table-cell>
          <table:table-cell office:value-type="float" office:value="0.05" calcext:value-type="float">
            <text:p>0,05</text:p>
          </table:table-cell>
          <table:table-cell office:value-type="float" office:value="3.84" calcext:value-type="float">
            <text:p>3,84</text:p>
          </table:table-cell>
          <table:table-cell office:value-type="float" office:value="0.05" calcext:value-type="float">
            <text:p>0,05</text:p>
          </table:table-cell>
          <table:table-cell office:value-type="float" office:value="3.56" calcext:value-type="float">
            <text:p>3,56</text:p>
          </table:table-cell>
          <table:table-cell office:value-type="float" office:value="0.05" calcext:value-type="float">
            <text:p>0,05</text:p>
          </table:table-cell>
          <table:table-cell office:value-type="float" office:value="3.28" calcext:value-type="float">
            <text:p>3,28</text:p>
          </table:table-cell>
          <table:table-cell office:value-type="float" office:value="0.05" calcext:value-type="float">
            <text:p>0,05</text:p>
          </table:table-cell>
          <table:table-cell office:value-type="float" office:value="3.04" calcext:value-type="float">
            <text:p>3,04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Fehler</text:p>
          </table:table-cell>
          <table:table-cell table:formula="of:=SQRT(([.F49]/[.E51])^2+([.E49]*[.F51]/([.E51]^2)))" office:value-type="float" office:value="0.100907207711631" calcext:value-type="float">
            <text:p>0,1009072077</text:p>
          </table:table-cell>
          <table:table-cell table:formula="of:=SQRT(([.H49]/[.G51])^2+([.G49]*[.H51]/([.G51]^2)))" office:value-type="float" office:value="0.0992611011957299" calcext:value-type="float">
            <text:p>0,0992611012</text:p>
          </table:table-cell>
          <table:table-cell table:formula="of:=SQRT(([.J49]/[.I51])^2+([.I49]*[.J51]/([.I51]^2)))" office:value-type="float" office:value="0.0947939648508633" calcext:value-type="float">
            <text:p>0,0947939649</text:p>
          </table:table-cell>
          <table:table-cell table:formula="of:=SQRT(([.L49]/[.K51])^2+([.K49]*[.L51]/([.K51]^2)))" office:value-type="float" office:value="0.0911201531867766" calcext:value-type="float">
            <text:p>0,0911201532</text:p>
          </table:table-cell>
          <table:table-cell table:formula="of:=SQRT(([.N49]/[.M51])^2+([.M49]*[.N51]/([.M51]^2)))" office:value-type="float" office:value="0.0877795280423471" calcext:value-type="float">
            <text:p>0,087779528</text:p>
          </table:table-cell>
          <table:table-cell table:formula="of:=SQRT(([.P49]/[.O51])^2+([.O49]*[.P51]/([.O51]^2)))" office:value-type="float" office:value="0.0843066353847238" calcext:value-type="float">
            <text:p>0,0843066354</text:p>
          </table:table-cell>
          <table:table-cell table:formula="of:=SQRT(([.R49]/[.Q51])^2+([.Q49]*[.R51]/([.Q51]^2)))" office:value-type="float" office:value="0.0818885166959731" calcext:value-type="float">
            <text:p>0,081888516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W47]" office:value-type="float" office:value="0.793388429752066" calcext:value-type="float">
            <text:p>0,7933884298</text:p>
          </table:table-cell>
          <table:table-cell office:value-type="float" office:value="10" calcext:value-type="float">
            <text:p>10</text:p>
          </table:table-cell>
          <table:table-cell table:formula="of:=[.W49]/10" office:value-type="float" office:value="0.00911201531867766" calcext:value-type="float">
            <text:p>0,0091120153</text:p>
          </table:table-cell>
          <table:table-cell table:number-columns-repeated="993"/>
        </table:table-row>
        <table:table-row table:style-name="ro1">
          <table:table-cell table:formula="of:=0.01" office:value-type="float" office:value="0.01" calcext:value-type="float">
            <text:p>0,01</text:p>
          </table:table-cell>
          <table:table-cell table:formula="of:=0.00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table:formula="of:=[.X47]" office:value-type="float" office:value="0.735537190082645" calcext:value-type="float">
            <text:p>0,7355371901</text:p>
          </table:table-cell>
          <table:table-cell office:value-type="float" office:value="10" calcext:value-type="float">
            <text:p>10</text:p>
          </table:table-cell>
          <table:table-cell table:formula="of:=[.X49]/10" office:value-type="float" office:value="0.00877795280423471" calcext:value-type="float">
            <text:p>0,00877795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hasenverschiebung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office:value-type="float" office:value="4.96" calcext:value-type="float">
            <text:p>4,96</text:p>
          </table:table-cell>
          <table:table-cell office:value-type="float" office:value="0.05" calcext:value-type="float">
            <text:p>0,05</text:p>
          </table:table-cell>
          <table:table-cell office:value-type="float" office:value="4.92" calcext:value-type="float">
            <text:p>4,92</text:p>
          </table:table-cell>
          <table:table-cell office:value-type="float" office:value="0.05" calcext:value-type="float">
            <text:p>0,05</text:p>
          </table:table-cell>
          <table:table-cell office:value-type="float" office:value="4.84" calcext:value-type="float">
            <text:p>4,84</text:p>
          </table:table-cell>
          <table:table-cell office:value-type="float" office:value="0.05" calcext:value-type="float">
            <text:p>0,05</text:p>
          </table:table-cell>
          <table:table-cell office:value-type="float" office:value="4.84" calcext:value-type="float">
            <text:p>4,84</text:p>
          </table:table-cell>
          <table:table-cell office:value-type="float" office:value="0.05" calcext:value-type="float">
            <text:p>0,05</text:p>
          </table:table-cell>
          <table:table-cell office:value-type="float" office:value="4.84" calcext:value-type="float">
            <text:p>4,84</text:p>
          </table:table-cell>
          <table:table-cell office:value-type="float" office:value="0.05" calcext:value-type="float">
            <text:p>0,05</text:p>
          </table:table-cell>
          <table:table-cell office:value-type="float" office:value="4.84" calcext:value-type="float">
            <text:p>4,84</text:p>
          </table:table-cell>
          <table:table-cell office:value-type="float" office:value="0.05" calcext:value-type="float">
            <text:p>0,05</text:p>
          </table:table-cell>
          <table:table-cell office:value-type="float" office:value="4.8" calcext:value-type="float">
            <text:p>4,8</text:p>
          </table:table-cell>
          <table:table-cell office:value-type="float" office:value="0.05" calcext:value-type="float">
            <text:p>0,05</text:p>
          </table:table-cell>
          <table:table-cell table:number-columns-repeated="9"/>
          <table:table-cell office:value-type="float" office:value="175" calcext:value-type="float">
            <text:p>175</text:p>
          </table:table-cell>
          <table:table-cell table:formula="of:=[.Y47]" office:value-type="float" office:value="0.677685950413223" calcext:value-type="float">
            <text:p>0,6776859504</text:p>
          </table:table-cell>
          <table:table-cell office:value-type="float" office:value="10" calcext:value-type="float">
            <text:p>10</text:p>
          </table:table-cell>
          <table:table-cell table:formula="of:=[.Y49]/10" office:value-type="float" office:value="0.00843066353847238" calcext:value-type="float">
            <text:p>0,0084306635</text:p>
          </table:table-cell>
          <table:table-cell table:number-columns-repeated="993"/>
        </table:table-row>
        <table:table-row table:style-name="ro1">
          <table:table-cell table:formula="of:=[.A48]/[.A50]" office:value-type="float" office:value="0.0980000000000001" calcext:value-type="float">
            <text:p>0,098</text:p>
          </table:table-cell>
          <table:table-cell table:formula="of:=SQRT(([.B48]/[.A50])^2+(([.A48]*[.B50])/([.A50])^2)^2)" office:value-type="float" office:value="0.0098508882848198" calcext:value-type="float">
            <text:p>0,0098508883</text:p>
          </table:table-cell>
          <table:table-cell table:number-columns-repeated="2"/>
          <table:table-cell table:style-name="ce5" table:number-columns-repeated="14"/>
          <table:table-cell table:number-columns-repeated="9"/>
          <table:table-cell office:value-type="float" office:value="200" calcext:value-type="float">
            <text:p>200</text:p>
          </table:table-cell>
          <table:table-cell table:formula="of:=[.Z47]" office:value-type="float" office:value="0.633333333333333" calcext:value-type="float">
            <text:p>0,6333333333</text:p>
          </table:table-cell>
          <table:table-cell office:value-type="float" office:value="10" calcext:value-type="float">
            <text:p>10</text:p>
          </table:table-cell>
          <table:table-cell table:formula="of:=[.Z49]/10" office:value-type="float" office:value="0.00818885166959731" calcext:value-type="float">
            <text:p>0,008188851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x</text:p>
          </table:table-cell>
          <table:table-cell table:formula="of:=[.E54]" office:value-type="float" office:value="300" calcext:value-type="float">
            <text:p>300</text:p>
          </table:table-cell>
          <table:table-cell table:formula="of:=[.G54]" office:value-type="float" office:value="400" calcext:value-type="float">
            <text:p>400</text:p>
          </table:table-cell>
          <table:table-cell table:formula="of:=[.I54]" office:value-type="float" office:value="500" calcext:value-type="float">
            <text:p>500</text:p>
          </table:table-cell>
          <table:table-cell table:formula="of:=[.K54]" office:value-type="float" office:value="600" calcext:value-type="float">
            <text:p>600</text:p>
          </table:table-cell>
          <table:table-cell table:formula="of:=[.M54]" office:value-type="float" office:value="700" calcext:value-type="float">
            <text:p>700</text:p>
          </table:table-cell>
          <table:table-cell table:formula="of:=[.O54]" office:value-type="float" office:value="800" calcext:value-type="float">
            <text:p>800</text:p>
          </table:table-cell>
          <table:table-cell table:formula="of:=[.Q54]" office:value-type="float" office:value="900" calcext:value-type="float">
            <text:p>9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T54]" office:value-type="float" office:value="0.478991596638655" calcext:value-type="float">
            <text:p>0,4789915966</text:p>
          </table:table-cell>
          <table:table-cell office:value-type="float" office:value="10" calcext:value-type="float">
            <text:p>10</text:p>
          </table:table-cell>
          <table:table-cell table:formula="of:=[.T56]/10" office:value-type="float" office:value="0.00717060847305715" calcext:value-type="float">
            <text:p>0,0071706085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formula="of:=[.E56]/[.E58]" office:value-type="float" office:value="0.478991596638655" calcext:value-type="float">
            <text:p>0,4789915966</text:p>
          </table:table-cell>
          <table:table-cell table:formula="of:=[.G56]/[.G58]" office:value-type="float" office:value="0.378151260504202" calcext:value-type="float">
            <text:p>0,3781512605</text:p>
          </table:table-cell>
          <table:table-cell table:formula="of:=[.I56]/[.I58]" office:value-type="float" office:value="0.315126050420168" calcext:value-type="float">
            <text:p>0,3151260504</text:p>
          </table:table-cell>
          <table:table-cell table:formula="of:=[.K56]/[.K58]" office:value-type="float" office:value="0.260504201680672" calcext:value-type="float">
            <text:p>0,2605042017</text:p>
          </table:table-cell>
          <table:table-cell table:formula="of:=[.M56]/[.M58]" office:value-type="float" office:value="0.226890756302521" calcext:value-type="float">
            <text:p>0,2268907563</text:p>
          </table:table-cell>
          <table:table-cell table:formula="of:=[.O56]/[.O58]" office:value-type="float" office:value="0.210084033613445" calcext:value-type="float">
            <text:p>0,2100840336</text:p>
          </table:table-cell>
          <table:table-cell table:formula="of:=[.Q56]/[.Q58]" office:value-type="float" office:value="0.194915254237288" calcext:value-type="float">
            <text:p>0,194915254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U54]" office:value-type="float" office:value="0.378151260504202" calcext:value-type="float">
            <text:p>0,3781512605</text:p>
          </table:table-cell>
          <table:table-cell office:value-type="float" office:value="10" calcext:value-type="float">
            <text:p>10</text:p>
          </table:table-cell>
          <table:table-cell table:formula="of:=[.U56]/10" office:value-type="float" office:value="0.00638945643938889" calcext:value-type="float">
            <text:p>0,006389456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Reihe 2</text:p>
          </table:table-cell>
          <table:table-cell office:value-type="string" calcext:value-type="string">
            <text:p>110Hz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Fehler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V54]" office:value-type="float" office:value="0.315126050420168" calcext:value-type="float">
            <text:p>0,3151260504</text:p>
          </table:table-cell>
          <table:table-cell office:value-type="float" office:value="10" calcext:value-type="float">
            <text:p>10</text:p>
          </table:table-cell>
          <table:table-cell table:formula="of:=[.V56]/10" office:value-type="float" office:value="0.00584849197776263" calcext:value-type="float">
            <text:p>0,0058484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lta_t/s</text:p>
          </table:table-cell>
          <table:table-cell office:value-type="string" calcext:value-type="string">
            <text:p>Fehler/s</text:p>
          </table:table-cell>
          <table:table-cell table:number-columns-repeated="2"/>
          <table:table-cell office:value-type="float" office:value="2.28" calcext:value-type="float">
            <text:p>2,28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.24" calcext:value-type="float">
            <text:p>1,24</text:p>
          </table:table-cell>
          <table:table-cell office:value-type="float" office:value="0.05" calcext:value-type="float">
            <text:p>0,05</text:p>
          </table:table-cell>
          <table:table-cell office:value-type="float" office:value="1.08" calcext:value-type="float">
            <text:p>1,08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92" calcext:value-type="float">
            <text:p>0,92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Fehler</text:p>
          </table:table-cell>
          <table:table-cell table:formula="of:=SQRT(([.F56]/[.E58])^2+([.E56]*[.F58]/([.E58]^2)))" office:value-type="float" office:value="0.0717060847305715" calcext:value-type="float">
            <text:p>0,0717060847</text:p>
          </table:table-cell>
          <table:table-cell table:formula="of:=SQRT(([.H56]/[.G58])^2+([.G56]*[.H58]/([.G58]^2)))" office:value-type="float" office:value="0.0638945643938889" calcext:value-type="float">
            <text:p>0,0638945644</text:p>
          </table:table-cell>
          <table:table-cell table:formula="of:=SQRT(([.J56]/[.I58])^2+([.I56]*[.J58]/([.I58]^2)))" office:value-type="float" office:value="0.0584849197776263" calcext:value-type="float">
            <text:p>0,0584849198</text:p>
          </table:table-cell>
          <table:table-cell table:formula="of:=SQRT(([.L56]/[.K58])^2+([.K56]*[.L58]/([.K58]^2)))" office:value-type="float" office:value="0.0533547273075643" calcext:value-type="float">
            <text:p>0,0533547273</text:p>
          </table:table-cell>
          <table:table-cell table:formula="of:=SQRT(([.N56]/[.M58])^2+([.M56]*[.N58]/([.M58]^2)))" office:value-type="float" office:value="0.0499364047227089" calcext:value-type="float">
            <text:p>0,0499364047</text:p>
          </table:table-cell>
          <table:table-cell table:formula="of:=SQRT(([.P56]/[.O58])^2+([.O56]*[.P58]/([.O58]^2)))" office:value-type="float" office:value="0.048136299316763" calcext:value-type="float">
            <text:p>0,0481362993</text:p>
          </table:table-cell>
          <table:table-cell table:formula="of:=SQRT(([.R56]/[.Q58])^2+([.Q56]*[.R58]/([.Q58]^2)))" office:value-type="float" office:value="0.0466582956473416" calcext:value-type="float">
            <text:p>0,0466582956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W54]" office:value-type="float" office:value="0.260504201680672" calcext:value-type="float">
            <text:p>0,2605042017</text:p>
          </table:table-cell>
          <table:table-cell office:value-type="float" office:value="10" calcext:value-type="float">
            <text:p>10</text:p>
          </table:table-cell>
          <table:table-cell table:formula="of:=[.W56]/10" office:value-type="float" office:value="0.00533547273075643" calcext:value-type="float">
            <text:p>0,0053354727</text:p>
          </table:table-cell>
          <table:table-cell table:number-columns-repeated="993"/>
        </table:table-row>
        <table:table-row table:style-name="ro1">
          <table:table-cell table:formula="of:=1.06/1000" office:value-type="float" office:value="0.00106" calcext:value-type="float">
            <text:p>0,00106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table:formula="of:=[.X54]" office:value-type="float" office:value="0.226890756302521" calcext:value-type="float">
            <text:p>0,2268907563</text:p>
          </table:table-cell>
          <table:table-cell office:value-type="float" office:value="10" calcext:value-type="float">
            <text:p>10</text:p>
          </table:table-cell>
          <table:table-cell table:formula="of:=[.X56]/10" office:value-type="float" office:value="0.00499364047227089" calcext:value-type="float">
            <text:p>0,00499364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hwingungsdauer/s</text:p>
          </table:table-cell>
          <table:table-cell office:value-type="string" calcext:value-type="string">
            <text:p>Fehler/s</text:p>
          </table:table-cell>
          <table:table-cell table:number-columns-repeated="2"/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4.72" calcext:value-type="float">
            <text:p>4,72</text:p>
          </table:table-cell>
          <table:table-cell office:value-type="float" office:value="0.05" calcext:value-type="float">
            <text:p>0,05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formula="of:=[.Y54]" office:value-type="float" office:value="0.210084033613445" calcext:value-type="float">
            <text:p>0,2100840336</text:p>
          </table:table-cell>
          <table:table-cell office:value-type="float" office:value="10" calcext:value-type="float">
            <text:p>10</text:p>
          </table:table-cell>
          <table:table-cell table:formula="of:=[.Y56]/10" office:value-type="float" office:value="0.0048136299316763" calcext:value-type="float">
            <text:p>0,0048136299</text:p>
          </table:table-cell>
          <table:table-cell table:number-columns-repeated="993"/>
        </table:table-row>
        <table:table-row table:style-name="ro1">
          <table:table-cell table:formula="of:=16.8/1000" office:value-type="float" office:value="0.0168" calcext:value-type="float">
            <text:p>0,0168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2"/>
          <table:table-cell table:style-name="ce5" table:number-columns-repeated="6"/>
          <table:table-cell table:number-columns-repeated="17"/>
          <table:table-cell office:value-type="float" office:value="900" calcext:value-type="float">
            <text:p>900</text:p>
          </table:table-cell>
          <table:table-cell table:formula="of:=[.Z54]" office:value-type="float" office:value="0.194915254237288" calcext:value-type="float">
            <text:p>0,1949152542</text:p>
          </table:table-cell>
          <table:table-cell office:value-type="float" office:value="10" calcext:value-type="float">
            <text:p>10</text:p>
          </table:table-cell>
          <table:table-cell table:formula="of:=[.Z56]/10" office:value-type="float" office:value="0.00466582956473416" calcext:value-type="float">
            <text:p>0,00466582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hasenverschiebung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Theori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[.E61]" office:value-type="float" office:value="1000" calcext:value-type="float">
            <text:p>1000</text:p>
          </table:table-cell>
          <table:table-cell table:formula="of:=[.G61]" office:value-type="float" office:value="75" calcext:value-type="float">
            <text:p>75</text:p>
          </table:table-cell>
          <table:table-cell table:formula="of:=[.I61]" office:value-type="float" office:value="250" calcext:value-type="float">
            <text:p>25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[.T61]" office:value-type="float" office:value="0.177966101694915" calcext:value-type="float">
            <text:p>0,1779661017</text:p>
          </table:table-cell>
          <table:table-cell office:value-type="float" office:value="10" calcext:value-type="float">
            <text:p>10</text:p>
          </table:table-cell>
          <table:table-cell table:formula="of:=[.T63]/10" office:value-type="float" office:value="0.00446928455714597" calcext:value-type="float">
            <text:p>0,0044692846</text:p>
          </table:table-cell>
          <table:table-cell table:number-columns-repeated="993"/>
        </table:table-row>
        <table:table-row table:style-name="ro1">
          <table:table-cell table:formula="of:=[.A57]/[.A59]" office:value-type="float" office:value="0.0630952380952381" calcext:value-type="float">
            <text:p>0,0630952381</text:p>
          </table:table-cell>
          <table:table-cell table:formula="of:=SQRT(([.B57]/[.A59])^2+(([.A57]*[.B59])/([.A59])^2)^2)" office:value-type="float" office:value="0.000596421742508636" calcext:value-type="float">
            <text:p>0,000596421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iederstand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Fehler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formula="of:=[.E63]/[.E65]" office:value-type="float" office:value="0.177966101694915" calcext:value-type="float">
            <text:p>0,1779661017</text:p>
          </table:table-cell>
          <table:table-cell table:formula="of:=[.G63]/[.G65]" office:value-type="float" office:value="0.902439024390244" calcext:value-type="float">
            <text:p>0,9024390244</text:p>
          </table:table-cell>
          <table:table-cell table:formula="of:=[.I63]/[.I65]" office:value-type="float" office:value="0.546218487394958" calcext:value-type="float">
            <text:p>0,5462184874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[.U61]" office:value-type="float" office:value="0.902439024390244" calcext:value-type="float">
            <text:p>0,9024390244</text:p>
          </table:table-cell>
          <table:table-cell office:value-type="float" office:value="10" calcext:value-type="float">
            <text:p>10</text:p>
          </table:table-cell>
          <table:table-cell table:formula="of:=[.U63]/10" office:value-type="float" office:value="0.00963037214673344" calcext:value-type="float">
            <text:p>0,0096303721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50" office:value-type="float" office:value="50" calcext:value-type="float">
            <text:p>50</text:p>
          </table:table-cell>
          <table:table-cell table:formula="of:=10^-6" office:value-type="float" office:value="0.000001" calcext:value-type="float">
            <text:p>0,000001</text:p>
          </table:table-cell>
          <table:table-cell table:formula="of:=[.N62]/20" office:value-type="float" office:value="0.00000005" calcext:value-type="float">
            <text:p>0,00000005</text:p>
          </table:table-cell>
          <table:table-cell table:number-columns-repeated="3"/>
          <table:table-cell office:value-type="string" calcext:value-type="string">
            <text:p>Fehler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[.V61]" office:value-type="float" office:value="0.546218487394958" calcext:value-type="float">
            <text:p>0,5462184874</text:p>
          </table:table-cell>
          <table:table-cell office:value-type="float" office:value="10" calcext:value-type="float">
            <text:p>10</text:p>
          </table:table-cell>
          <table:table-cell table:formula="of:=[.V63]/10" office:value-type="float" office:value="0.00764717425344592" calcext:value-type="float">
            <text:p>0,0076471743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Reihe 3</text:p>
          </table:table-cell>
          <table:table-cell office:value-type="string" calcext:value-type="string">
            <text:p>60Hz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0.05" calcext:value-type="float">
            <text:p>0,05</text:p>
          </table:table-cell>
          <table:table-cell office:value-type="float" office:value="4.44" calcext:value-type="float">
            <text:p>4,44</text:p>
          </table:table-cell>
          <table:table-cell office:value-type="float" office:value="0.05" calcext:value-type="float">
            <text:p>0,05</text:p>
          </table:table-cell>
          <table:table-cell office:value-type="float" office:value="2.6" calcext:value-type="float">
            <text:p>2,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Resonanzfrequenz</text:p>
          </table:table-cell>
          <table:table-cell table:number-columns-repeated="6"/>
          <table:table-cell office:value-type="string" calcext:value-type="string">
            <text:p>Fehler</text:p>
          </table:table-cell>
          <table:table-cell table:formula="of:=SQRT(([.F63]/[.E65])^2+([.E63]*[.F65]/([.E65]^2)))" office:value-type="float" office:value="0.0446928455714597" calcext:value-type="float">
            <text:p>0,0446928456</text:p>
          </table:table-cell>
          <table:table-cell table:formula="of:=SQRT(([.H63]/[.G65])^2+([.G63]*[.H65]/([.G65]^2)))" office:value-type="float" office:value="0.0963037214673344" calcext:value-type="float">
            <text:p>0,0963037215</text:p>
          </table:table-cell>
          <table:table-cell table:formula="of:=SQRT(([.J63]/[.I65])^2+([.I63]*[.J65]/([.I65]^2)))" office:value-type="float" office:value="0.0764717425344592" calcext:value-type="float">
            <text:p>0,07647174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lta_t/s</text:p>
          </table:table-cell>
          <table:table-cell office:value-type="string" calcext:value-type="string">
            <text:p>Fehler/s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/>
          <table:table-cell table:formula="of:=1/([.L62]*[.N62])"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table:formula="of:=1.18/1000" office:value-type="float" office:value="0.00118" calcext:value-type="float">
            <text:p>0,00118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2"/>
          <table:table-cell office:value-type="float" office:value="4.72" calcext:value-type="float">
            <text:p>4,72</text:p>
          </table:table-cell>
          <table:table-cell office:value-type="float" office:value="0.05" calcext:value-type="float">
            <text:p>0,05</text:p>
          </table:table-cell>
          <table:table-cell office:value-type="float" office:value="4.92" calcext:value-type="float">
            <text:p>4,92</text:p>
          </table:table-cell>
          <table:table-cell office:value-type="float" office:value="0.05" calcext:value-type="float">
            <text:p>0,05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wingungsdauer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formula="of:=13.3/1000" office:value-type="float" office:value="0.0133" calcext:value-type="float">
            <text:p>0,0133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nverschiebung</text:p>
          </table:table-cell>
          <table:table-cell office:value-type="string" calcext:value-type="string">
            <text:p>Fehler</text:p>
          </table:table-cell>
          <table:table-cell table:number-columns-repeated="1022"/>
        </table:table-row>
        <table:table-row table:style-name="ro1">
          <table:table-cell table:formula="of:=[.A65]/[.A67]" office:value-type="float" office:value="0.0887218045112782" calcext:value-type="float">
            <text:p>0,0887218045</text:p>
          </table:table-cell>
          <table:table-cell table:formula="of:=SQRT(([.B65]/[.A67])^2+(([.A65]*[.B67])/([.A67])^2)^2)" office:value-type="float" office:value="0.000754833131167441" calcext:value-type="float">
            <text:p>0,00075483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ihe 4</text:p>
          </table:table-cell>
          <table:table-cell office:value-type="string" calcext:value-type="string">
            <text:p>160H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a_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formula="of:=800/10^6" office:value-type="float" office:value="0.0008" calcext:value-type="float">
            <text:p>0,0008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ingungsdauer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formula="of:=6.16/1000" office:value-type="float" office:value="0.00616" calcext:value-type="float">
            <text:p>0,00616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nverschiebung</text:p>
          </table:table-cell>
          <table:table-cell office:value-type="string" calcext:value-type="string">
            <text:p>Fehler</text:p>
          </table:table-cell>
          <table:table-cell table:number-columns-repeated="1022"/>
        </table:table-row>
        <table:table-row table:style-name="ro1">
          <table:table-cell table:formula="of:=[.A73]/[.A75]" office:value-type="float" office:value="0.12987012987013" calcext:value-type="float">
            <text:p>0,1298701299</text:p>
          </table:table-cell>
          <table:table-cell table:formula="of:=SQRT(([.B73]/[.A75])^2+(([.A73]*[.B75])/([.A75])^2)^2)" office:value-type="float" office:value="0.00163700951828337" calcext:value-type="float">
            <text:p>0,00163700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otdate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z</text:p>
          </table:table-cell>
          <table:table-cell office:value-type="string" calcext:value-type="string">
            <text:p>Phasenverschiebung</text:p>
          </table:table-cell>
          <table:table-cell table:number-columns-repeated="2" office:value-type="string" calcext:value-type="string">
            <text:p>Fehler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2]" office:value-type="float" office:value="0.0980000000000001" calcext:value-type="float">
            <text:p>0,098</text:p>
          </table:table-cell>
          <table:table-cell table:formula="of:=5" office:value-type="float" office:value="5" calcext:value-type="float">
            <text:p>5</text:p>
          </table:table-cell>
          <table:table-cell table:formula="of:=[.B52]" office:value-type="float" office:value="0.0098508882848198" calcext:value-type="float">
            <text:p>0,0098508883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61]" office:value-type="float" office:value="0.0630952380952381" calcext:value-type="float">
            <text:p>0,0630952381</text:p>
          </table:table-cell>
          <table:table-cell table:formula="of:=5" office:value-type="float" office:value="5" calcext:value-type="float">
            <text:p>5</text:p>
          </table:table-cell>
          <table:table-cell table:formula="of:=[.B61]" office:value-type="float" office:value="0.000596421742508636" calcext:value-type="float">
            <text:p>0,0005964217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9]" office:value-type="float" office:value="0.0887218045112782" calcext:value-type="float">
            <text:p>0,0887218045</text:p>
          </table:table-cell>
          <table:table-cell table:formula="of:=5" office:value-type="float" office:value="5" calcext:value-type="float">
            <text:p>5</text:p>
          </table:table-cell>
          <table:table-cell table:formula="of:=[.B69]" office:value-type="float" office:value="0.000754833131167441" calcext:value-type="float">
            <text:p>0,000754833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77]" office:value-type="float" office:value="0.12987012987013" calcext:value-type="float">
            <text:p>0,1298701299</text:p>
          </table:table-cell>
          <table:table-cell table:formula="of:=5" office:value-type="float" office:value="5" calcext:value-type="float">
            <text:p>5</text:p>
          </table:table-cell>
          <table:table-cell table:formula="of:=[.B77]" office:value-type="float" office:value="0.00163700951828337" calcext:value-type="float">
            <text:p>0,001637009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eil 4</text:p>
          </table:table-cell>
          <table:table-cell table:number-columns-repeated="3"/>
          <table:table-cell table:style-name="ce2" office:value-type="string" calcext:value-type="string">
            <text:p>Teil 5</text:p>
          </table:table-cell>
          <table:table-cell table:number-columns-repeated="3"/>
          <table:table-cell table:style-name="ce2" office:value-type="string" calcext:value-type="string">
            <text:p>Teil 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erstand/mOhm</text:p>
          </table:table-cell>
          <table:table-cell office:value-type="string" calcext:value-type="string">
            <text:p>Fehler/Ohm</text:p>
          </table:table-cell>
          <table:table-cell table:number-columns-repeated="2"/>
          <table:table-cell office:value-type="string" calcext:value-type="string">
            <text:p>Widerstand/mOhm</text:p>
          </table:table-cell>
          <table:table-cell office:value-type="string" calcext:value-type="string">
            <text:p>Fehler/Ohm</text:p>
          </table:table-cell>
          <table:table-cell table:number-columns-repeated="2"/>
          <table:table-cell office:value-type="string" calcext:value-type="string">
            <text:p>Widerstand/mOhm</text:p>
          </table:table-cell>
          <table:table-cell office:value-type="string" calcext:value-type="string">
            <text:p>Fehler/Ohm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densatur/F</text:p>
          </table:table-cell>
          <table:table-cell office:value-type="string" calcext:value-type="string">
            <text:p>Fehler/F</text:p>
          </table:table-cell>
          <table:table-cell table:number-columns-repeated="2"/>
          <table:table-cell office:value-type="string" calcext:value-type="string">
            <text:p>Widerstand/mOhm</text:p>
          </table:table-cell>
          <table:table-cell office:value-type="string" calcext:value-type="string">
            <text:p>Fehler/Ohm</text:p>
          </table:table-cell>
          <table:table-cell table:number-columns-repeated="2"/>
          <table:table-cell office:value-type="string" calcext:value-type="string">
            <text:p>Spule</text:p>
          </table:table-cell>
          <table:table-cell table:number-columns-repeated="1015"/>
        </table:table-row>
        <table:table-row table:style-name="ro1">
          <table:table-cell table:formula="of:=1*10^-6" office:value-type="float" office:value="0.000001" calcext:value-type="float">
            <text:p>0,00000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50*10^-6" office:value-type="float" office:value="0.00015" calcext:value-type="float">
            <text:p>0,00015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Kondensatur/F</text:p>
          </table:table-cell>
          <table:table-cell office:value-type="string" calcext:value-type="string">
            <text:p>Fehler/F</text:p>
          </table:table-cell>
          <table:table-cell table:number-columns-repeated="1018"/>
        </table:table-row>
        <table:table-row table:style-name="ro1">
          <table:table-cell/>
          <table:table-cell table:formula="of:=1/SQRT(2)" office:value-type="float" office:value="0.707106781186547" calcext:value-type="float">
            <text:p>0,7071067812</text:p>
          </table:table-cell>
          <table:table-cell table:number-columns-repeated="2"/>
          <table:table-cell table:formula="of:=1*10^-6" office:value-type="float" office:value="0.000001" calcext:value-type="float">
            <text:p>0,0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Kondensatur/F</text:p>
          </table:table-cell>
          <table:table-cell office:value-type="string" calcext:value-type="string">
            <text:p>Fehler/F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1*10^-9" office:value-type="float" office:value="0.000000001" calcext:value-type="float">
            <text:p>0,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nzfrequenz</text:p>
          </table:table-cell>
          <table:table-cell table:number-columns-repeated="3"/>
          <table:table-cell table:number-columns-repeated="2" office:value-type="string" calcext:value-type="string">
            <text:p>Grenzfrequenz</text:p>
          </table:table-cell>
          <table:table-cell table:number-columns-repeated="2"/>
          <table:table-cell office:value-type="string" calcext:value-type="string">
            <text:p>Grenzfrequenz</text:p>
          </table:table-cell>
          <table:table-cell table:number-columns-repeated="1015"/>
        </table:table-row>
        <table:table-row table:style-name="ro1">
          <table:table-cell table:formula="of:=1/([.A90]*[.A92]*2*PI())" office:value-type="float" office:value="159.154943091895" calcext:value-type="float">
            <text:p>159,1549430919</text:p>
          </table:table-cell>
          <table:table-cell table:number-columns-repeated="3"/>
          <table:table-cell table:formula="of:=1/([.E90]*[.E94]*2*PI())" office:value-type="float" office:value="159.154943091895" calcext:value-type="float">
            <text:p>159,1549430919</text:p>
          </table:table-cell>
          <table:table-cell table:formula="of:=1/([.E92]*[.E96]*2*PI())" office:value-type="float" office:value="15915.4943091895" calcext:value-type="float">
            <text:p>15915,4943091895</text:p>
          </table:table-cell>
          <table:table-cell table:number-columns-repeated="2"/>
          <table:table-cell table:formula="of:=[.I90]/([.I92]*2*PI())" office:value-type="float" office:value="1061032.95394597" calcext:value-type="float">
            <text:p>1061032,95394597</text:p>
          </table:table-cell>
          <table:table-cell table:number-columns-repeated="3"/>
          <table:table-cell office:value-type="string" calcext:value-type="string">
            <text:p>Plotdaten Teil 4</text:p>
          </table:table-cell>
          <table:table-cell table:number-columns-repeated="3"/>
          <table:table-cell office:value-type="string" calcext:value-type="string">
            <text:p>Plotdaten Teil 5</text:p>
          </table:table-cell>
          <table:table-cell table:number-columns-repeated="3"/>
          <table:table-cell office:value-type="string" calcext:value-type="string">
            <text:p>Plotdaten Teil 6</text:p>
          </table:table-cell>
          <table:table-cell table:number-columns-repeated="1003"/>
        </table:table-row>
        <table:table-row table:style-name="ro1">
          <table:table-cell table:style-name="ce5" table:number-columns-repeated="10"/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ehl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ehl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ehle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table:formula="of:=[.A101]" office:value-type="float" office:value="850" calcext:value-type="float">
            <text:p>850</text:p>
          </table:table-cell>
          <table:table-cell table:formula="of:=[.A103]/[.A105]" office:value-type="float" office:value="0.471264367816092" calcext:value-type="float">
            <text:p>0,4712643678</text:p>
          </table:table-cell>
          <table:table-cell table:formula="of:=10" office:value-type="float" office:value="10" calcext:value-type="float">
            <text:p>10</text:p>
          </table:table-cell>
          <table:table-cell table:formula="of:=SQRT((([.B103]/[.A105])^2+([.A103]*[.B105])/[.A105]^2)^2)" office:value-type="float" office:value="0.00343712841854935" calcext:value-type="float">
            <text:p>0,0034371284</text:p>
          </table:table-cell>
          <table:table-cell table:formula="of:=[.E101]" office:value-type="float" office:value="700" calcext:value-type="float">
            <text:p>700</text:p>
          </table:table-cell>
          <table:table-cell table:formula="of:=[.E103]/[.E105]" office:value-type="float" office:value="0.947761194029851" calcext:value-type="float">
            <text:p>0,947761194</text:p>
          </table:table-cell>
          <table:table-cell table:formula="of:=10" office:value-type="float" office:value="10" calcext:value-type="float">
            <text:p>10</text:p>
          </table:table-cell>
          <table:table-cell table:formula="of:=SQRT((([.F103]/[.E105])^2+([.E103]*[.F105])/[.E105]^2)^2)" office:value-type="float" office:value="0.00892807418133214" calcext:value-type="float">
            <text:p>0,0089280742</text:p>
          </table:table-cell>
          <table:table-cell table:formula="of:=[.I101]" office:value-type="float" office:value="1400000" calcext:value-type="float">
            <text:p>1400000</text:p>
          </table:table-cell>
          <table:table-cell table:formula="of:=[.I103]/[.I105]" office:value-type="float" office:value="0.620253164556962" calcext:value-type="float">
            <text:p>0,6202531646</text:p>
          </table:table-cell>
          <table:table-cell table:formula="of:=10" office:value-type="float" office:value="10" calcext:value-type="float">
            <text:p>10</text:p>
          </table:table-cell>
          <table:table-cell table:formula="of:=SQRT((([.J103]/[.I105])^2+([.I103]*[.J105])/[.I105]^2)^2)" office:value-type="float" office:value="0.02062970677776" calcext:value-type="float">
            <text:p>0,0206297068</text:p>
          </table:table-cell>
          <table:table-cell table:number-columns-repeated="100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400*1000" office:value-type="float" office:value="1400000" calcext:value-type="float">
            <text:p>14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A108]" office:value-type="float" office:value="900" calcext:value-type="float">
            <text:p>900</text:p>
          </table:table-cell>
          <table:table-cell table:formula="of:=[.A110]/[.A112]" office:value-type="float" office:value="0.514285714285714" calcext:value-type="float">
            <text:p>0,5142857143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B110]/[.A112])^2+([.A110]*[.B112])/[.A112]^2)^2)" office:value-type="float" office:value="0.00372448979591837" calcext:value-type="float">
            <text:p>0,0037244898</text:p>
          </table:table-cell>
          <table:table-cell table:formula="of:=[.E108]" office:value-type="float" office:value="900" calcext:value-type="float">
            <text:p>900</text:p>
          </table:table-cell>
          <table:table-cell table:formula="of:=[.E110]/[.E112]" office:value-type="float" office:value="0.962686567164179" calcext:value-type="float">
            <text:p>0,9626865672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F110]/[.E112])^2+([.E110]*[.F112])/[.E112]^2)^2)" office:value-type="float" office:value="0.00906730340833148" calcext:value-type="float">
            <text:p>0,0090673034</text:p>
          </table:table-cell>
          <table:table-cell table:formula="of:=[.I108]" office:value-type="float" office:value="2000000" calcext:value-type="float">
            <text:p>2000000</text:p>
          </table:table-cell>
          <table:table-cell table:formula="of:=[.I110]/[.I112]" office:value-type="float" office:value="0.62962962962963" calcext:value-type="float">
            <text:p>0,6296296296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J110]/[.I112])^2+([.I110]*[.J112])/[.I112]^2)^2)" office:value-type="float" office:value="0.0151105967078189" calcext:value-type="float">
            <text:p>0,0151105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formula="of:=[.A115]" office:value-type="float" office:value="1000" calcext:value-type="float">
            <text:p>1000</text:p>
          </table:table-cell>
          <table:table-cell table:formula="of:=[.A117]/[.A119]" office:value-type="float" office:value="0.571428571428571" calcext:value-type="float">
            <text:p>0,5714285714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B117]/[.A119])^2+([.A117]*[.B119])/[.A119]^2)^2)" office:value-type="float" office:value="0.00413265306122449" calcext:value-type="float">
            <text:p>0,0041326531</text:p>
          </table:table-cell>
          <table:table-cell table:formula="of:=[.E115]" office:value-type="float" office:value="1000" calcext:value-type="float">
            <text:p>1000</text:p>
          </table:table-cell>
          <table:table-cell table:formula="of:=[.E117]/[.E119]" office:value-type="float" office:value="0.977443609022556" calcext:value-type="float">
            <text:p>0,977443609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F117]/[.E119])^2+([.E117]*[.F119])/[.E119]^2)^2)" office:value-type="float" office:value="0.00927483181638306" calcext:value-type="float">
            <text:p>0,0092748318</text:p>
          </table:table-cell>
          <table:table-cell table:formula="of:=[.I115]" office:value-type="float" office:value="3500000" calcext:value-type="float">
            <text:p>3500000</text:p>
          </table:table-cell>
          <table:table-cell table:formula="of:=[.I117]/[.I119]" office:value-type="float" office:value="0.526946107784431" calcext:value-type="float">
            <text:p>0,5269461078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J117]/[.I119])^2+([.I117]*[.J119])/[.I119]^2)^2)" office:value-type="float" office:value="0.00811251748001004" calcext:value-type="float">
            <text:p>0,0081125175</text:p>
          </table:table-cell>
          <table:table-cell table:number-columns-repeated="1000"/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08" calcext:value-type="float">
            <text:p>5,0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980/1000"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[.A122]" office:value-type="float" office:value="1050" calcext:value-type="float">
            <text:p>1050</text:p>
          </table:table-cell>
          <table:table-cell table:formula="of:=[.A124]/[.A126]" office:value-type="float" office:value="0.546511627906977" calcext:value-type="float">
            <text:p>0,5465116279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B124]/[.A126])^2+([.A124]*[.B126])/[.A126]^2)^2)" office:value-type="float" office:value="0.00402455719307734" calcext:value-type="float">
            <text:p>0,0040245572</text:p>
          </table:table-cell>
          <table:table-cell table:formula="of:=[.E122]" office:value-type="float" office:value="1200" calcext:value-type="float">
            <text:p>1200</text:p>
          </table:table-cell>
          <table:table-cell table:formula="of:=[.E124]/[.E126]" office:value-type="float" office:value="0.977443609022556" calcext:value-type="float">
            <text:p>0,977443609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F124]/[.E126])^2+([.E124]*[.F126])/[.E126]^2)^2)" office:value-type="float" office:value="0.00927483181638306" calcext:value-type="float">
            <text:p>0,0092748318</text:p>
          </table:table-cell>
          <table:table-cell table:formula="of:=[.I122]" office:value-type="float" office:value="4500000" calcext:value-type="float">
            <text:p>4500000</text:p>
          </table:table-cell>
          <table:table-cell table:formula="of:=[.I124]/[.I126]" office:value-type="float" office:value="0.445" calcext:value-type="float">
            <text:p>0,445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J124]/[.I126])^2+([.I124]*[.J126])/[.I126]^2)^2)" office:value-type="float" office:value="0.00571875" calcext:value-type="float">
            <text:p>0,00571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formula="of:=[.A129]" office:value-type="float" office:value="1400" calcext:value-type="float">
            <text:p>1400</text:p>
          </table:table-cell>
          <table:table-cell table:formula="of:=[.A131]/[.A133]" office:value-type="float" office:value="0.652941176470588" calcext:value-type="float">
            <text:p>0,6529411765</text:p>
          </table:table-cell>
          <table:table-cell office:value-type="float" office:value="10" calcext:value-type="float">
            <text:p>10</text:p>
          </table:table-cell>
          <table:table-cell table:formula="of:=SQRT((([.B131]/[.A133])^2+([.A131]*[.B133])/[.A133]^2)^2)" office:value-type="float" office:value="0.00485510380622838" calcext:value-type="float">
            <text:p>0,0048551038</text:p>
          </table:table-cell>
          <table:table-cell table:formula="of:=[.E129]" office:value-type="float" office:value="30000" calcext:value-type="float">
            <text:p>30000</text:p>
          </table:table-cell>
          <table:table-cell table:formula="of:=[.E131]/[.E133]" office:value-type="float" office:value="0.450381679389313" calcext:value-type="float">
            <text:p>0,4503816794</text:p>
          </table:table-cell>
          <table:table-cell office:value-type="float" office:value="10" calcext:value-type="float">
            <text:p>10</text:p>
          </table:table-cell>
          <table:table-cell table:formula="of:=SQRT((([.F131]/[.E133])^2+([.E131]*[.F133])/[.E133]^2)^2)" office:value-type="float" office:value="0.0043885845813181" calcext:value-type="float">
            <text:p>0,0043885846</text:p>
          </table:table-cell>
          <table:table-cell table:formula="of:=[.I129]" office:value-type="float" office:value="5000000" calcext:value-type="float">
            <text:p>5000000</text:p>
          </table:table-cell>
          <table:table-cell table:formula="of:=[.I131]/[.I133]" office:value-type="float" office:value="0.402843601895735" calcext:value-type="float">
            <text:p>0,4028436019</text:p>
          </table:table-cell>
          <table:table-cell office:value-type="float" office:value="10" calcext:value-type="float">
            <text:p>10</text:p>
          </table:table-cell>
          <table:table-cell table:formula="of:=SQRT((([.J131]/[.I133])^2+([.I131]*[.J133])/[.I133]^2)^2)" office:value-type="float" office:value="0.00491341164843557" calcext:value-type="float">
            <text:p>0,0049134116</text:p>
          </table:table-cell>
          <table:table-cell table:number-columns-repeated="1000"/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36" calcext:value-type="float">
            <text:p>5,3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58" calcext:value-type="float">
            <text:p>1,5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[.A136]" office:value-type="float" office:value="500" calcext:value-type="float">
            <text:p>500</text:p>
          </table:table-cell>
          <table:table-cell table:formula="of:=[.A138]/[.A140]" office:value-type="float" office:value="0.298850574712644" calcext:value-type="float">
            <text:p>0,2988505747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B138]/[.A140])^2+([.A138]*[.B140])/[.A140]^2)^2)" office:value-type="float" office:value="0.00219852358303607" calcext:value-type="float">
            <text:p>0,0021985236</text:p>
          </table:table-cell>
          <table:table-cell table:formula="of:=[.E136]" office:value-type="float" office:value="75000" calcext:value-type="float">
            <text:p>75000</text:p>
          </table:table-cell>
          <table:table-cell table:formula="of:=[.E138]/[.E140]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F138]/[.E140])^2+([.E138]*[.F140])/[.E140]^2)^2)" office:value-type="float" office:value="0.00193758573388203" calcext:value-type="float">
            <text:p>0,0019375857</text:p>
          </table:table-cell>
          <table:table-cell table:formula="of:=[.I136]" office:value-type="float" office:value="6500000" calcext:value-type="float">
            <text:p>6500000</text:p>
          </table:table-cell>
          <table:table-cell table:formula="of:=[.I138]/[.I140]" office:value-type="float" office:value="0.378378378378378" calcext:value-type="float">
            <text:p>0,3783783784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J138]/[.I140])^2+([.I138]*[.J140])/[.I140]^2)^2)" office:value-type="float" office:value="0.00438783377972567" calcext:value-type="float">
            <text:p>0,0043878338</text:p>
          </table:table-cell>
          <table:table-cell table:number-columns-repeated="1000"/>
        </table:table-row>
        <table:table-row table:style-name="ro1">
          <table:table-cell table:style-name="ce5" table:number-columns-repeated="10"/>
          <table:table-cell table:number-columns-repeated="2"/>
          <table:table-cell table:formula="of:=[.A143]" office:value-type="float" office:value="650" calcext:value-type="float">
            <text:p>650</text:p>
          </table:table-cell>
          <table:table-cell table:formula="of:=[.A145]/[.A147]" office:value-type="float" office:value="0.373563218390805" calcext:value-type="float">
            <text:p>0,3735632184</text:p>
          </table:table-cell>
          <table:table-cell office:value-type="float" office:value="10" calcext:value-type="float">
            <text:p>10</text:p>
          </table:table-cell>
          <table:table-cell table:formula="of:=SQRT((([.B145]/[.A147])^2+([.A145]*[.B147])/[.A147]^2)^2)" office:value-type="float" office:value="0.00273525234509182" calcext:value-type="float">
            <text:p>0,0027352523</text:p>
          </table:table-cell>
          <table:table-cell table:formula="of:=[.E143]" office:value-type="float" office:value="90000" calcext:value-type="float">
            <text:p>90000</text:p>
          </table:table-cell>
          <table:table-cell table:formula="of:=[.E145]/[.E147]" office:value-type="float" office:value="0.171851851851852" calcext:value-type="float">
            <text:p>0,1718518519</text:p>
          </table:table-cell>
          <table:table-cell office:value-type="float" office:value="10" calcext:value-type="float">
            <text:p>10</text:p>
          </table:table-cell>
          <table:table-cell table:formula="of:=SQRT((([.F145]/[.E147])^2+([.E145]*[.F147])/[.E147]^2)^2)" office:value-type="float" office:value="0.00167695473251029" calcext:value-type="float">
            <text:p>0,0016769547</text:p>
          </table:table-cell>
          <table:table-cell table:formula="of:=[.I143]" office:value-type="float" office:value="7500000" calcext:value-type="float">
            <text:p>7500000</text:p>
          </table:table-cell>
          <table:table-cell table:formula="of:=[.I145]/[.I147]" office:value-type="float" office:value="0.34061135371179" calcext:value-type="float">
            <text:p>0,3406113537</text:p>
          </table:table-cell>
          <table:table-cell office:value-type="float" office:value="10" calcext:value-type="float">
            <text:p>10</text:p>
          </table:table-cell>
          <table:table-cell table:formula="of:=SQRT((([.J145]/[.I147])^2+([.I145]*[.J147])/[.I147]^2)^2)" office:value-type="float" office:value="0.00383764611658817" calcext:value-type="float">
            <text:p>0,0038376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table:formula="of:=[.A157]" office:value-type="float" office:value="2000" calcext:value-type="float">
            <text:p>2000</text:p>
          </table:table-cell>
          <table:table-cell table:formula="of:=[.A159]/[.A161]" office:value-type="float" office:value="0.761494252873563" calcext:value-type="float">
            <text:p>0,7614942529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B131]/[.A133])^2+([.A131]*[.B133])/[.A133]^2)^2)" office:value-type="float" office:value="0.00485510380622838" calcext:value-type="float">
            <text:p>0,0048551038</text:p>
          </table:table-cell>
          <table:table-cell table:number-columns-repeated="100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2000*1000" office:value-type="float" office:value="2000000" calcext:value-type="float">
            <text:p>2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A150]" office:value-type="float" office:value="1700" calcext:value-type="float">
            <text:p>1700</text:p>
          </table:table-cell>
          <table:table-cell table:formula="of:=[.A152]/[.A154]" office:value-type="float" office:value="0.675287356321839" calcext:value-type="float">
            <text:p>0,6752873563</text:p>
          </table:table-cell>
          <table:table-cell office:value-type="float" office:value="10" calcext:value-type="float">
            <text:p>10</text:p>
          </table:table-cell>
          <table:table-cell table:formula="of:=SQRT((([.B110]/[.A112])^2+([.A110]*[.B112])/[.A112]^2)^2)" office:value-type="float" office:value="0.00372448979591837" calcext:value-type="float">
            <text:p>0,00372448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16" calcext:value-type="float">
            <text:p>5,1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36" calcext:value-type="float">
            <text:p>1,36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36" calcext:value-type="float">
            <text:p>5,3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2.16" calcext:value-type="float">
            <text:p>2,16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3500*1000" office:value-type="float" office:value="3500000" calcext:value-type="float">
            <text:p>3500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76" calcext:value-type="float">
            <text:p>1,76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3.34" calcext:value-type="float">
            <text:p>3,34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4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4500*1000" office:value-type="float" office:value="4500000" calcext:value-type="float">
            <text:p>4500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6.88" calcext:value-type="float">
            <text:p>6,8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5000*1000"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2.36" calcext:value-type="float">
            <text:p>2,3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24" calcext:value-type="float">
            <text:p>5,2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4.22" calcext:value-type="float">
            <text:p>4,22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6500*1000" office:value-type="float" office:value="6500000" calcext:value-type="float">
            <text:p>6500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08" calcext:value-type="float">
            <text:p>1,0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68" calcext:value-type="float">
            <text:p>1,68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4.44" calcext:value-type="float">
            <text:p>4,44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7500*1000" office:value-type="float" office:value="7500000" calcext:value-type="float">
            <text:p>7500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928/1000" office:value-type="float" office:value="0.928" calcext:value-type="float">
            <text:p>0,92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56" calcext:value-type="float">
            <text:p>1,56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4.58" calcext:value-type="float">
            <text:p>4,58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8500*1000" office:value-type="float" office:value="8500000" calcext:value-type="float">
            <text:p>8500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840/1000" office:value-type="float" office:value="0.84" calcext:value-type="float">
            <text:p>0,8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4.58" calcext:value-type="float">
            <text:p>4,58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000" calcext:value-type="float">
            <text:p>1100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8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776/1000" office:value-type="float" office:value="0.776" calcext:value-type="float">
            <text:p>0,776</text:p>
          </table:table-cell>
          <table:table-cell office:value-type="float" office:value="0.05" calcext:value-type="float">
            <text:p>0,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8"/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0.05" calcext:value-type="float">
            <text:p>0,0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712/1000" office:value-type="float" office:value="0.712" calcext:value-type="float">
            <text:p>0,712</text:p>
          </table:table-cell>
          <table:table-cell office:value-type="float" office:value="0.05" calcext:value-type="float">
            <text:p>0,0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.4" calcext:value-type="float">
            <text:p>5,4</text:p>
          </table:table-cell>
          <table:table-cell office:value-type="float" office:value="0.05" calcext:value-type="float">
            <text:p>0,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nanz bei </text:p>
          </table:table-cell>
          <table:table-cell table:number-columns-repeated="1023"/>
        </table:table-row>
        <table:table-row table:style-name="ro1">
          <table:table-cell table:style-name="ce4" table:formula="of:=14.17*1000" office:value-type="float" office:value="14170" calcext:value-type="float">
            <text:p>141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densator/F</text:p>
          </table:table-cell>
          <table:table-cell office:value-type="string" calcext:value-type="string">
            <text:p>Fehler</text:p>
          </table:table-cell>
          <table:table-cell table:number-columns-repeated="1022"/>
        </table:table-row>
        <table:table-row table:style-name="ro1">
          <table:table-cell table:formula="of:=10^-6" office:value-type="float" office:value="0.000001" calcext:value-type="float">
            <text:p>0,000001</text:p>
          </table:table-cell>
          <table:table-cell table:formula="of:=[.A174]/100*5" office:value-type="float" office:value="0.00000005" calcext:value-type="float">
            <text:p>0,00000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ule</text:p>
          </table:table-cell>
          <table:table-cell office:value-type="string" calcext:value-type="string">
            <text:p>Fehler</text:p>
          </table:table-cell>
          <table:table-cell table:number-columns-repeated="1022"/>
        </table:table-row>
        <table:table-row table:style-name="ro1">
          <table:table-cell table:formula="of:=150*10^-6" office:value-type="float" office:value="0.00015" calcext:value-type="float">
            <text:p>0,00015</text:p>
          </table:table-cell>
          <table:table-cell table:formula="of:=[.A176]/100*5" office:value-type="float" office:value="0.0000075" calcext:value-type="float">
            <text:p>0,0000075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sonanz theorie</text:p>
          </table:table-cell>
          <table:table-cell table:style-name="ce4"/>
          <table:table-cell/>
          <table:table-cell table:formula="of:=(([.A176]*[.B174])/(4*PI()*SQRT(([.A174]*[.A176])^2)))^2" office:value-type="float" office:value="0.0000158314349441153" calcext:value-type="float">
            <text:p>1,58314349441153E-005</text:p>
          </table:table-cell>
          <table:table-cell table:formula="of:=(([.B176]*[.A174])/(4*PI()*SQRT(([.A174]*[.A176])^2)))^2" office:value-type="float" office:value="0.0000158314349441153" calcext:value-type="float">
            <text:p>1,58314349441153E-005</text:p>
          </table:table-cell>
          <table:table-cell table:number-columns-repeated="1019"/>
        </table:table-row>
        <table:table-row table:style-name="ro1">
          <table:table-cell table:style-name="ce4" table:formula="of:=1/(2*PI()*SQRT(([.A174]*[.A176])))" office:value-type="float" office:value="12994.9466872279" calcext:value-type="float">
            <text:p>12994,9466872279</text:p>
          </table:table-cell>
          <table:table-cell table:style-name="ce4" table:formula="of:=SQRT([.D177]+[.E177])*100000" office:value-type="float" office:value="562.697697598191" calcext:value-type="float">
            <text:p>562,6976975982</text:p>
          </table:table-cell>
          <table:table-cell table:number-columns-repeated="1022"/>
        </table:table-row>
      </table:table>
      <table:table table:name="Tabelle2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ih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erstand/Ohm</text:p>
          </table:table-cell>
          <table:table-cell office:value-type="string" calcext:value-type="string">
            <text:p>Fehler/Oh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[.D7]/100*5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nenwiderstand/Ohm</text:p>
          </table:table-cell>
          <table:table-cell office:value-type="string" calcext:value-type="string">
            <text:p>Fehler/Oh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10*10^6" office:value-type="float" office:value="10000000" calcext:value-type="float">
            <text:p>10000000</text:p>
          </table:table-cell>
          <table:table-cell office:value-type="string" calcext:value-type="string">
            <text:p>Als Fehlerlos angegeb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_aus (theorie)/V</text:p>
          </table:table-cell>
          <table:table-cell table:style-name="ce4" office:value-type="string" calcext:value-type="string">
            <text:p>Fehler/V</text:p>
          </table:table-cell>
          <table:table-cell/>
          <table:table-cell office:value-type="string" calcext:value-type="string">
            <text:p>R_2,L/Ohm</text:p>
          </table:table-cell>
          <table:table-cell office:value-type="string" calcext:value-type="string">
            <text:p>Fehler/Ohm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1015"/>
        </table:table-row>
        <table:table-row table:style-name="ro1">
          <table:table-cell table:style-name="ce4" table:formula="of:=[.D13]/([.D13]+[.D7])" office:value-type="float" office:value="0.499750124937531" calcext:value-type="float">
            <text:p>0,4997501249</text:p>
          </table:table-cell>
          <table:table-cell table:style-name="ce4" table:formula="of:=SQRT([.G13]+[.H13]+[.I13])" office:value-type="float" office:value="0.0000501490546734492" calcext:value-type="float">
            <text:p>5,01490546734492E-005</text:p>
          </table:table-cell>
          <table:table-cell/>
          <table:table-cell table:formula="of:=[.D9]*[.D7]/([.D7]+[.D9])" office:value-type="float" office:value="9990.00999000999" calcext:value-type="float">
            <text:p>9990,00999001</text:p>
          </table:table-cell>
          <table:table-cell table:formula="of:=([.D9]*[.E7])/([.D9]+[.D7])" office:value-type="float" office:value="499.500499500499" calcext:value-type="float">
            <text:p>499,5004995005</text:p>
          </table:table-cell>
          <table:table-cell/>
          <table:table-cell table:formula="of:=(([.E13]*[.E11])/([.D7]+[.D9]))^2" office:value-type="float" office:value="0.0000000000249002495008736" calcext:value-type="float">
            <text:p>2,49002495008736E-011</text:p>
          </table:table-cell>
          <table:table-cell table:formula="of:=(([.D11]*[.E13])/([.D9]+[.D7]))^2" office:value-type="float" office:value="0.00000000249002495008736" calcext:value-type="float">
            <text:p>2,49002495008736E-009</text:p>
          </table:table-cell>
          <table:table-cell table:formula="of:=(([.D11]*[.D13]*[.E7])/([.D9]+[.D7])^2)^2" office:value-type="float" office:value="2.48505236031437E-015" calcext:value-type="float">
            <text:p>2,48505236031437E-01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sswert/V</text:p>
          </table:table-cell>
          <table:table-cell table:style-name="ce4"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style-name="ce4" office:value-type="float" office:value="0.503" calcext:value-type="float">
            <text:p>0,503</text:p>
          </table:table-cell>
          <table:table-cell table:style-name="ce4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ih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erstand/Ohm</text:p>
          </table:table-cell>
          <table:table-cell office:value-type="string" calcext:value-type="string">
            <text:p>Fehler/mOh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10^6" office:value-type="float" office:value="1000000" calcext:value-type="float">
            <text:p>1000000</text:p>
          </table:table-cell>
          <table:table-cell table:formula="of:=[.D21]/100*5" office:value-type="float" office:value="50000" calcext:value-type="float">
            <text:p>50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nenwiderstand/mOh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10*10^6"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_aus (theorie)/V</text:p>
          </table:table-cell>
          <table:table-cell table:style-name="ce4" office:value-type="string" calcext:value-type="string">
            <text:p>Fehler/V</text:p>
          </table:table-cell>
          <table:table-cell/>
          <table:table-cell office:value-type="string" calcext:value-type="string">
            <text:p>R_2,L/Ohm</text:p>
          </table:table-cell>
          <table:table-cell office:value-type="string" calcext:value-type="string">
            <text:p>Fehler/Ohm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1015"/>
        </table:table-row>
        <table:table-row table:style-name="ro1">
          <table:table-cell table:style-name="ce4" table:formula="of:=[.D27]/([.D27]+[.D21])" office:value-type="float" office:value="0.476190476190476" calcext:value-type="float">
            <text:p>0,4761904762</text:p>
          </table:table-cell>
          <table:table-cell table:style-name="ce4" table:formula="of:=SQRT([.G27]+[.H27]+[.I27])" office:value-type="float" office:value="0.00416979714500376" calcext:value-type="float">
            <text:p>0,0041697971</text:p>
          </table:table-cell>
          <table:table-cell/>
          <table:table-cell table:formula="of:=[.D23]*[.D21]/([.D21]+[.D23])" office:value-type="float" office:value="909090.909090909" calcext:value-type="float">
            <text:p>909090,909090909</text:p>
          </table:table-cell>
          <table:table-cell table:formula="of:=([.D23]*[.E21])/([.D23]+[.D21])" office:value-type="float" office:value="45454.5454545455" calcext:value-type="float">
            <text:p>45454,5454545455</text:p>
          </table:table-cell>
          <table:table-cell/>
          <table:table-cell table:formula="of:=(([.E27]*[.E25])/([.D21]+[.D23]))^2" office:value-type="float" office:value="0.000000170753363841268" calcext:value-type="float">
            <text:p>1,70753363841268E-007</text:p>
          </table:table-cell>
          <table:table-cell table:formula="of:=(([.D25]*[.E27])/([.D23]+[.D21]))^2" office:value-type="float" office:value="0.0000170753363841268" calcext:value-type="float">
            <text:p>1,70753363841268E-005</text:p>
          </table:table-cell>
          <table:table-cell table:formula="of:=(([.D25]*[.D27]*[.E21])/([.D23]+[.D21])^2)^2" office:value-type="float" office:value="0.000000141118482513444" calcext:value-type="float">
            <text:p>1,41118482513444E-00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sswert/V</text:p>
          </table:table-cell>
          <table:table-cell table:style-name="ce4"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style-name="ce4" office:value-type="float" office:value="0.483" calcext:value-type="float">
            <text:p>0,483</text:p>
          </table:table-cell>
          <table:table-cell table:style-name="ce4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erstand/Ohm</text:p>
          </table:table-cell>
          <table:table-cell office:value-type="string" calcext:value-type="string">
            <text:p>Fehler/mOhm</text:p>
          </table:table-cell>
          <table:table-cell/>
          <table:table-cell office:value-type="string" calcext:value-type="string">
            <text:p>Theoriewert</text:p>
          </table:table-cell>
          <table:table-cell table:number-columns-repeated="1020"/>
        </table:table-row>
        <table:table-row table:style-name="ro1">
          <table:table-cell table:formula="of:=10^6"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T/s</text:p>
          </table:table-cell>
          <table:table-cell table:style-name="ce4" office:value-type="string" calcext:value-type="string">
            <text:p>Fehler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ensator/F</text:p>
          </table:table-cell>
          <table:table-cell office:value-type="string" calcext:value-type="string">
            <text:p>Fehler/F</text:p>
          </table:table-cell>
          <table:table-cell/>
          <table:table-cell table:style-name="ce4" table:formula="of:=LN(2)*[.A35]*[.A37]" office:value-type="float" office:value="0.0693147180559946" calcext:value-type="float">
            <text:p>0,0693147181</text:p>
          </table:table-cell>
          <table:table-cell table:style-name="ce4" table:formula="of:=SQRT((LN(2)*[.A35]*[.B37])^2+([.A37]*[.B35]*LN(2)^2))" office:value-type="float" office:value="0.00353437099946699" calcext:value-type="float">
            <text:p>0,003534371</text:p>
          </table:table-cell>
          <table:table-cell table:number-columns-repeated="1019"/>
        </table:table-row>
        <table:table-row table:style-name="ro1">
          <table:table-cell table:formula="of:=100*10^-9" office:value-type="float" office:value="0.0000001" calcext:value-type="float">
            <text:p>0,0000001</text:p>
          </table:table-cell>
          <table:table-cell table:formula="of:=[.A37]/100*5" office:value-type="float" office:value="0.000000005" calcext:value-type="float">
            <text:p>0,0000000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sor oben</text:p>
          </table:table-cell>
          <table:table-cell office:value-type="string" calcext:value-type="string">
            <text:p>Cursor Unte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Pos mitte</text:p>
          </table:table-cell>
          <table:table-cell table:number-columns-repeated="1020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-12.6" calcext:value-type="float">
            <text:p>-12,6</text:p>
          </table:table-cell>
          <table:table-cell office:value-type="float" office:value="16.4" calcext:value-type="float">
            <text:p>16,4</text:p>
          </table:table-cell>
          <table:table-cell table:formula="of:=[.C40]/2" office:value-type="float" office:value="8.2" calcext:value-type="float">
            <text:p>8,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albwertszeit/s</text:p>
          </table:table-cell>
          <table:table-cell table:style-name="ce4"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style-name="ce4" table:formula="of:=250*3*(10^-4)" office:value-type="float" office:value="0.075" calcext:value-type="float">
            <text:p>0,075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Plotdaten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eil 3</text:p>
          </table:table-cell>
          <table:table-cell table:number-columns-repeated="3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3" office:value-type="string" calcext:value-type="string">
            <text:p>Reihe 1</text:p>
          </table:table-cell>
          <table:table-cell office:value-type="string" calcext:value-type="string">
            <text:p>100Hz</text:p>
          </table:table-cell>
          <table:table-cell table:number-columns-repeated="3"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 office:value-type="string" calcext:value-type="string">
            <text:p>x</text:p>
          </table:table-cell>
          <table:table-cell table:formula="of:=[.X61]" office:value-type="string" office:string-value="20 (\pm 10)" calcext:value-type="string">
            <text:p>20 (\pm 10)</text:p>
          </table:table-cell>
          <table:table-cell table:formula="of:=[.Y61]" office:value-type="string" office:string-value="50 (\pm 10)" calcext:value-type="string">
            <text:p>50 (\pm 10)</text:p>
          </table:table-cell>
          <table:table-cell table:formula="of:=[.Z61]" office:value-type="string" office:string-value="100 (\pm 10)" calcext:value-type="string">
            <text:p>100 (\pm 10)</text:p>
          </table:table-cell>
          <table:table-cell table:formula="of:=[.X67]" office:value-type="string" office:string-value="125 (\pm 10)" calcext:value-type="string">
            <text:p>125 (\pm 10)</text:p>
          </table:table-cell>
          <table:table-cell table:formula="of:=[.Y67]" office:value-type="string" office:string-value="150 (\pm 10)" calcext:value-type="string">
            <text:p>150 (\pm 10)</text:p>
          </table:table-cell>
          <table:table-cell table:formula="of:=[.Z67]" office:value-type="string" office:string-value="175 (\pm 10)" calcext:value-type="string">
            <text:p>175 (\pm 10)</text:p>
          </table:table-cell>
          <table:table-cell table:formula="of:=[.X73]" office:value-type="string" office:string-value="200 (\pm 10)" calcext:value-type="string">
            <text:p>200 (\pm 10)</text:p>
          </table:table-cell>
          <table:table-cell/>
          <table:table-cell table:formula="of:=[.T46]" office:value-type="string" office:string-value="20 (\pm 10)" calcext:value-type="string">
            <text:p>20 (\pm 10)</text:p>
          </table:table-cell>
          <table:table-cell table:formula="of:=[.T47]" office:value-type="string" office:string-value="" calcext:value-type="error">
            <text:p>#WERT!</text:p>
          </table:table-cell>
          <table:table-cell table:formula="of:=[.T48]" office:value-type="float" office:value="10" calcext:value-type="float">
            <text:p>10</text:p>
          </table:table-cell>
          <table:table-cell table:formula="of:=[.T49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lta_t/s</text:p>
          </table:table-cell>
          <table:table-cell office:value-type="string" calcext:value-type="string">
            <text:p>Fehler/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formula="of:=[.X63]/[.X65]" office:value-type="string" office:string-value="" calcext:value-type="error">
            <text:p>#WERT!</text:p>
          </table:table-cell>
          <table:table-cell table:formula="of:=[.Y63]/[.Y65]" office:value-type="string" office:string-value="" calcext:value-type="error">
            <text:p>#WERT!</text:p>
          </table:table-cell>
          <table:table-cell table:formula="of:=[.Z63]/[.Z65]" office:value-type="string" office:string-value="" calcext:value-type="error">
            <text:p>#WERT!</text:p>
          </table:table-cell>
          <table:table-cell table:formula="of:=[.X69]/[.X71]" office:value-type="string" office:string-value="" calcext:value-type="error">
            <text:p>#WERT!</text:p>
          </table:table-cell>
          <table:table-cell table:formula="of:=[.Y69]/[.Y71]" office:value-type="string" office:string-value="" calcext:value-type="error">
            <text:p>#WERT!</text:p>
          </table:table-cell>
          <table:table-cell table:formula="of:=[.Z69]/[.Z71]" office:value-type="string" office:string-value="" calcext:value-type="error">
            <text:p>#WERT!</text:p>
          </table:table-cell>
          <table:table-cell table:formula="of:=[.X75]/[.X77]" office:value-type="string" office:string-value="" calcext:value-type="error">
            <text:p>#WERT!</text:p>
          </table:table-cell>
          <table:table-cell/>
          <table:table-cell table:formula="of:=[.U46]" office:value-type="string" office:string-value="50 (\pm 10)" calcext:value-type="string">
            <text:p>50 (\pm 10)</text:p>
          </table:table-cell>
          <table:table-cell table:formula="of:=[.U47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U49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formula="of:=980*(10^-6)" office:value-type="float" office:value="0.000980000000000001" calcext:value-type="float">
            <text:p>0,00098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3"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Fehler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table:formula="of:=[.V46]" office:value-type="string" office:string-value="100 (\pm 10)" calcext:value-type="string">
            <text:p>100 (\pm 10)</text:p>
          </table:table-cell>
          <table:table-cell table:formula="of:=[.V47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V49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hwingungsdauer/s</text:p>
          </table:table-cell>
          <table:table-cell office:value-type="string" calcext:value-type="string">
            <text:p>Fehler/s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Fehler</text:p>
          </table:table-cell>
          <table:table-cell table:formula="of:=SQRT(([.F49]/[.X65])^2+([.X63]*[.F51]/([.X65]^2)))" office:value-type="string" office:string-value="" calcext:value-type="error">
            <text:p>#WERT!</text:p>
          </table:table-cell>
          <table:table-cell table:formula="of:=SQRT(([.H49]/[.Y65])^2+([.Y63]*[.H51]/([.Y65]^2)))" office:value-type="string" office:string-value="" calcext:value-type="error">
            <text:p>#WERT!</text:p>
          </table:table-cell>
          <table:table-cell table:formula="of:=SQRT(([.J49]/[.Z65])^2+([.Z63]*[.J51]/([.Z65]^2)))" office:value-type="string" office:string-value="" calcext:value-type="error">
            <text:p>#WERT!</text:p>
          </table:table-cell>
          <table:table-cell table:formula="of:=SQRT(([.L49]/[.X71])^2+([.X69]*[.L51]/([.X71]^2)))" office:value-type="string" office:string-value="" calcext:value-type="error">
            <text:p>#WERT!</text:p>
          </table:table-cell>
          <table:table-cell table:formula="of:=SQRT(([.N49]/[.Y71])^2+([.Y69]*[.N51]/([.Y71]^2)))" office:value-type="string" office:string-value="" calcext:value-type="error">
            <text:p>#WERT!</text:p>
          </table:table-cell>
          <table:table-cell table:formula="of:=SQRT(([.P49]/[.Z71])^2+([.Z69]*[.P51]/([.Z71]^2)))" office:value-type="string" office:string-value="" calcext:value-type="error">
            <text:p>#WERT!</text:p>
          </table:table-cell>
          <table:table-cell table:formula="of:=SQRT(([.R49]/[.X77])^2+([.X75]*[.R51]/([.X77]^2)))" office:value-type="string" office:string-value="" calcext:value-type="error">
            <text:p>#WERT!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W47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W49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formula="of:=0.01" office:value-type="float" office:value="0.01" calcext:value-type="float">
            <text:p>0,01</text:p>
          </table:table-cell>
          <table:table-cell table:formula="of:=0.001" office:value-type="float" office:value="0.001" calcext:value-type="float">
            <text:p>0,001</text:p>
          </table:table-cell>
          <table:table-cell table:number-columns-repeated="3"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table:formula="of:=[.X47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X49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hasenverschiebung</text:p>
          </table:table-cell>
          <table:table-cell office:value-type="string" calcext:value-type="string">
            <text:p>Fehler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9"/>
          <table:table-cell office:value-type="float" office:value="175" calcext:value-type="float">
            <text:p>175</text:p>
          </table:table-cell>
          <table:table-cell table:formula="of:=[.Y47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Y49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formula="of:=[.A48]/[.A50]" office:value-type="float" office:value="0.0980000000000001" calcext:value-type="float">
            <text:p>0,098</text:p>
          </table:table-cell>
          <table:table-cell table:formula="of:=SQRT(([.B48]/[.A50])^2+(([.A48]*[.B50])/([.A50])^2)^2)" office:value-type="float" office:value="0.0098508882848198" calcext:value-type="float">
            <text:p>0,0098508883</text:p>
          </table:table-cell>
          <table:table-cell table:number-columns-repeated="2"/>
          <table:table-cell table:style-name="ce5" table:number-columns-repeated="14"/>
          <table:table-cell table:number-columns-repeated="9"/>
          <table:table-cell office:value-type="float" office:value="200" calcext:value-type="float">
            <text:p>200</text:p>
          </table:table-cell>
          <table:table-cell table:formula="of:=[.Z47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Z49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number-columns-repeated="5"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 office:value-type="string" calcext:value-type="string">
            <text:p>x</text:p>
          </table:table-cell>
          <table:table-cell table:formula="of:=[.Y73]" office:value-type="string" office:string-value="300 (\pm 10)" calcext:value-type="string">
            <text:p>300 (\pm 10)</text:p>
          </table:table-cell>
          <table:table-cell table:formula="of:=[.Z73]" office:value-type="string" office:string-value="400 (\pm 10)" calcext:value-type="string">
            <text:p>400 (\pm 10)</text:p>
          </table:table-cell>
          <table:table-cell table:formula="of:=[.X79]" office:value-type="string" office:string-value="500 (\pm 10)" calcext:value-type="string">
            <text:p>500 (\pm 10)</text:p>
          </table:table-cell>
          <table:table-cell table:formula="of:=[.Y79]" office:value-type="string" office:string-value="600 (\pm 10)" calcext:value-type="string">
            <text:p>600 (\pm 10)</text:p>
          </table:table-cell>
          <table:table-cell table:formula="of:=[.Z79]" office:value-type="string" office:string-value="700 (\pm 10)" calcext:value-type="string">
            <text:p>700 (\pm 10)</text:p>
          </table:table-cell>
          <table:table-cell table:formula="of:=[.X85]" office:value-type="string" office:string-value="800 (\pm 10)" calcext:value-type="string">
            <text:p>800 (\pm 10)</text:p>
          </table:table-cell>
          <table:table-cell table:formula="of:=[.Y85]" office:value-type="string" office:string-value="900 (\pm 10)" calcext:value-type="string">
            <text:p>900 (\pm 10)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T5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T56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formula="of:=[.Y75]/[.Y77]" office:value-type="string" office:string-value="" calcext:value-type="error">
            <text:p>#WERT!</text:p>
          </table:table-cell>
          <table:table-cell table:formula="of:=[.Z75]/[.Z77]" office:value-type="string" office:string-value="" calcext:value-type="error">
            <text:p>#WERT!</text:p>
          </table:table-cell>
          <table:table-cell table:formula="of:=[.X81]/[.X83]" office:value-type="string" office:string-value="" calcext:value-type="error">
            <text:p>#WERT!</text:p>
          </table:table-cell>
          <table:table-cell table:formula="of:=[.Y81]/[.Y83]" office:value-type="string" office:string-value="" calcext:value-type="error">
            <text:p>#WERT!</text:p>
          </table:table-cell>
          <table:table-cell table:formula="of:=[.Z81]/[.Z83]" office:value-type="string" office:string-value="" calcext:value-type="error">
            <text:p>#WERT!</text:p>
          </table:table-cell>
          <table:table-cell table:formula="of:=[.X87]/[.X89]" office:value-type="string" office:string-value="" calcext:value-type="error">
            <text:p>#WERT!</text:p>
          </table:table-cell>
          <table:table-cell table:formula="of:=[.Y87]/[.Y89]" office:value-type="string" office:string-value="" calcext:value-type="error">
            <text:p>#WERT!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U5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U56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Reihe 2</text:p>
          </table:table-cell>
          <table:table-cell office:value-type="string" calcext:value-type="string">
            <text:p>110Hz</text:p>
          </table:table-cell>
          <table:table-cell table:number-columns-repeated="3"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Fehler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V5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V56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lta_t/s</text:p>
          </table:table-cell>
          <table:table-cell office:value-type="string" calcext:value-type="string">
            <text:p>Fehler/s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Fehler</text:p>
          </table:table-cell>
          <table:table-cell table:formula="of:=SQRT(([.F56]/[.Y77])^2+([.Y75]*[.F58]/([.Y77]^2)))" office:value-type="string" office:string-value="" calcext:value-type="error">
            <text:p>#WERT!</text:p>
          </table:table-cell>
          <table:table-cell table:formula="of:=SQRT(([.H56]/[.Z77])^2+([.Z75]*[.H58]/([.Z77]^2)))" office:value-type="string" office:string-value="" calcext:value-type="error">
            <text:p>#WERT!</text:p>
          </table:table-cell>
          <table:table-cell table:formula="of:=SQRT(([.J56]/[.X83])^2+([.X81]*[.J58]/([.X83]^2)))" office:value-type="string" office:string-value="" calcext:value-type="error">
            <text:p>#WERT!</text:p>
          </table:table-cell>
          <table:table-cell table:formula="of:=SQRT(([.L56]/[.Y83])^2+([.Y81]*[.L58]/([.Y83]^2)))" office:value-type="string" office:string-value="" calcext:value-type="error">
            <text:p>#WERT!</text:p>
          </table:table-cell>
          <table:table-cell table:formula="of:=SQRT(([.N56]/[.Z83])^2+([.Z81]*[.N58]/([.Z83]^2)))" office:value-type="string" office:string-value="" calcext:value-type="error">
            <text:p>#WERT!</text:p>
          </table:table-cell>
          <table:table-cell table:formula="of:=SQRT(([.P56]/[.X89])^2+([.X87]*[.P58]/([.X89]^2)))" office:value-type="string" office:string-value="" calcext:value-type="error">
            <text:p>#WERT!</text:p>
          </table:table-cell>
          <table:table-cell table:formula="of:=SQRT(([.R56]/[.Y89])^2+([.Y87]*[.R58]/([.Y89]^2)))" office:value-type="string" office:string-value="" calcext:value-type="error">
            <text:p>#WERT!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W5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W56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formula="of:=1.06/1000" office:value-type="float" office:value="0.00106" calcext:value-type="float">
            <text:p>0,00106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3"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table:formula="of:=[.X5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X56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hwingungsdauer/s</text:p>
          </table:table-cell>
          <table:table-cell office:value-type="string" calcext:value-type="string">
            <text:p>Fehler/s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formula="of:=[.Y5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Y56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formula="of:=16.8/1000" office:value-type="float" office:value="0.0168" calcext:value-type="float">
            <text:p>0,0168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2"/>
          <table:table-cell table:style-name="ce5" table:number-columns-repeated="6"/>
          <table:table-cell table:number-columns-repeated="17"/>
          <table:table-cell office:value-type="float" office:value="900" calcext:value-type="float">
            <text:p>900</text:p>
          </table:table-cell>
          <table:table-cell table:formula="of:=[.Z5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Z56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hasenverschiebung</text:p>
          </table:table-cell>
          <table:table-cell office:value-type="string" calcext:value-type="string">
            <text:p>Fehler</text:p>
          </table:table-cell>
          <table:table-cell table:number-columns-repeated="3"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Theori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[.Z85]" office:value-type="string" office:string-value="1000 (\pm 10)" calcext:value-type="string">
            <text:p>1000 (\pm 10)</text:p>
          </table:table-cell>
          <table:table-cell table:formula="of:=[.X91]" office:value-type="string" office:string-value="75 (\pm 10)" calcext:value-type="string">
            <text:p>75 (\pm 10)</text:p>
          </table:table-cell>
          <table:table-cell table:formula="of:=[.Y91]" office:value-type="string" office:string-value="250 (\pm 10)" calcext:value-type="string">
            <text:p>250 (\pm 10)</text:p>
          </table:table-cell>
          <table:table-cell/>
          <table:table-cell table:number-columns-repeated="3" office:value-type="string" calcext:value-type="string">
            <text:p>Eingangasfrequenz/Hz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T61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T63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formula="of:=[.A57]/[.A59]" office:value-type="float" office:value="0.0630952380952381" calcext:value-type="float">
            <text:p>0,0630952381</text:p>
          </table:table-cell>
          <table:table-cell table:formula="of:=SQRT(([.B57]/[.A59])^2+(([.A57]*[.B59])/([.A59])^2)^2)" office:value-type="float" office:value="0.000596421742508636" calcext:value-type="float">
            <text:p>0,00059642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iederstand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Fehler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formula="of:=[.Z87]/[.Z89]" office:value-type="string" office:string-value="" calcext:value-type="error">
            <text:p>#WERT!</text:p>
          </table:table-cell>
          <table:table-cell table:formula="of:=[.X93]/[.N96]" office:value-type="string" office:string-value="" calcext:value-type="error">
            <text:p>#WERT!</text:p>
          </table:table-cell>
          <table:table-cell table:formula="of:=[.Y93]/[.O96]" office:value-type="string" office:string-value="" calcext:value-type="error">
            <text:p>#WERT!</text:p>
          </table:table-cell>
          <table:table-cell/>
          <table:table-cell office:value-type="string" calcext:value-type="string">
            <text:p>20 (\pm 10)</text:p>
          </table:table-cell>
          <table:table-cell office:value-type="string" calcext:value-type="string">
            <text:p>50 (\pm 10)</text:p>
          </table:table-cell>
          <table:table-cell office:value-type="string" calcext:value-type="string">
            <text:p>100 (\pm 10)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U61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U63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number-columns-repeated="5"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50" office:value-type="float" office:value="50" calcext:value-type="float">
            <text:p>50</text:p>
          </table:table-cell>
          <table:table-cell table:formula="of:=10^-6" office:value-type="float" office:value="0.000001" calcext:value-type="float">
            <text:p>0,000001</text:p>
          </table:table-cell>
          <table:table-cell table:formula="of:=[.N62]/20" office:value-type="float" office:value="0.00000005" calcext:value-type="float">
            <text:p>0,00000005</text:p>
          </table:table-cell>
          <table:table-cell table:number-columns-repeated="3"/>
          <table:table-cell office:value-type="string" calcext:value-type="string">
            <text:p>Fehler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U_aus/V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V61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[.V63]/10" office:value-type="string" office:string-value="" calcext:value-type="error">
            <text:p>#WERT!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Reihe 3</text:p>
          </table:table-cell>
          <table:table-cell office:value-type="string" calcext:value-type="string">
            <text:p>60Hz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Resonanzfrequenz</text:p>
          </table:table-cell>
          <table:table-cell table:number-columns-repeated="6"/>
          <table:table-cell office:value-type="string" calcext:value-type="string">
            <text:p>Fehler</text:p>
          </table:table-cell>
          <table:table-cell table:formula="of:=SQRT(([.F63]/[.Z89])^2+([.Z87]*[.F65]/([.Z89]^2)))" office:value-type="string" office:string-value="" calcext:value-type="error">
            <text:p>#WERT!</text:p>
          </table:table-cell>
          <table:table-cell table:formula="of:=SQRT(([.H63]/[.N96])^2+([.X93]*[.H65]/([.N96]^2)))" office:value-type="string" office:string-value="" calcext:value-type="error">
            <text:p>#WERT!</text:p>
          </table:table-cell>
          <table:table-cell table:formula="of:=SQRT(([.J63]/[.O96])^2+([.Y93]*[.J65]/([.O96]^2)))" office:value-type="string" office:string-value="" calcext:value-type="error">
            <text:p>#WERT!</text:p>
          </table:table-cell>
          <table:table-cell/>
          <table:table-cell office:value-type="string" calcext:value-type="string">
            <text:p>4,96 (\pm 0,05)</text:p>
          </table:table-cell>
          <table:table-cell office:value-type="string" calcext:value-type="string">
            <text:p>4,72 (\pm 0,05)</text:p>
          </table:table-cell>
          <table:table-cell office:value-type="string" calcext:value-type="string">
            <text:p>4,16 (\pm 0,05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ta_t/s</text:p>
          </table:table-cell>
          <table:table-cell office:value-type="string" calcext:value-type="string">
            <text:p>Fehler/s</text:p>
          </table:table-cell>
          <table:table-cell table:number-columns-repeated="3"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table:formula="of:=1/([.L62]*[.N62])" office:value-type="float" office:value="1000" calcext:value-type="float">
            <text:p>1000</text:p>
          </table:table-cell>
          <table:table-cell table:number-columns-repeated="11"/>
          <table:table-cell table:number-columns-repeated="3" office:value-type="string" calcext:value-type="string">
            <text:p>U_ein/V</text:p>
          </table:table-cell>
          <table:table-cell table:number-columns-repeated="998"/>
        </table:table-row>
        <table:table-row table:style-name="ro1">
          <table:table-cell table:formula="of:=1.18/1000" office:value-type="float" office:value="0.00118" calcext:value-type="float">
            <text:p>0,00118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13"/>
          <table:table-cell office:value-type="string" calcext:value-type="string">
            <text:p>4,96 (\pm 0,05)</text:p>
          </table:table-cell>
          <table:table-cell office:value-type="string" calcext:value-type="string">
            <text:p>4,92 (\pm 0,05)</text:p>
          </table:table-cell>
          <table:table-cell office:value-type="string" calcext:value-type="string">
            <text:p>4,84 (\pm 0,05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wingungsdauer/s</text:p>
          </table:table-cell>
          <table:table-cell office:value-type="string" calcext:value-type="string">
            <text:p>Fehler/s</text:p>
          </table:table-cell>
          <table:table-cell table:number-columns-repeated="21"/>
          <table:table-cell table:number-columns-repeated="3" office:value-type="string" calcext:value-type="string">
            <text:p>Eingangasfrequenz/Hz</text:p>
          </table:table-cell>
          <table:table-cell table:number-columns-repeated="998"/>
        </table:table-row>
        <table:table-row table:style-name="ro1">
          <table:table-cell table:formula="of:=13.3/1000" office:value-type="float" office:value="0.0133" calcext:value-type="float">
            <text:p>0,0133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21"/>
          <table:table-cell office:value-type="string" calcext:value-type="string">
            <text:p>125 (\pm 10)</text:p>
          </table:table-cell>
          <table:table-cell office:value-type="string" calcext:value-type="string">
            <text:p>150 (\pm 10)</text:p>
          </table:table-cell>
          <table:table-cell office:value-type="string" calcext:value-type="string">
            <text:p>175 (\pm 10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hasenverschiebung</text:p>
          </table:table-cell>
          <table:table-cell office:value-type="string" calcext:value-type="string">
            <text:p>Fehler</text:p>
          </table:table-cell>
          <table:table-cell table:number-columns-repeated="21"/>
          <table:table-cell table:number-columns-repeated="3" office:value-type="string" calcext:value-type="string">
            <text:p>U_aus/V</text:p>
          </table:table-cell>
          <table:table-cell table:number-columns-repeated="998"/>
        </table:table-row>
        <table:table-row table:style-name="ro1">
          <table:table-cell table:formula="of:=[.A65]/[.A67]" office:value-type="float" office:value="0.0887218045112782" calcext:value-type="float">
            <text:p>0,0887218045</text:p>
          </table:table-cell>
          <table:table-cell table:formula="of:=SQRT(([.B65]/[.A67])^2+(([.A65]*[.B67])/([.A67])^2)^2)" office:value-type="float" office:value="0.000754833131167441" calcext:value-type="float">
            <text:p>0,0007548331</text:p>
          </table:table-cell>
          <table:table-cell table:number-columns-repeated="21"/>
          <table:table-cell office:value-type="string" calcext:value-type="string">
            <text:p>3,84 (\pm 0,05)</text:p>
          </table:table-cell>
          <table:table-cell office:value-type="string" calcext:value-type="string">
            <text:p>3,56 (\pm 0,05)</text:p>
          </table:table-cell>
          <table:table-cell office:value-type="string" calcext:value-type="string">
            <text:p>3,28 (\pm 0,05)</text:p>
          </table:table-cell>
          <table:table-cell table:number-columns-repeated="998"/>
        </table:table-row>
        <table:table-row table:style-name="ro1">
          <table:table-cell table:number-columns-repeated="23"/>
          <table:table-cell table:number-columns-repeated="3" office:value-type="string" calcext:value-type="string">
            <text:p>U_ein/V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Reihe 4</text:p>
          </table:table-cell>
          <table:table-cell office:value-type="string" calcext:value-type="string">
            <text:p>160Hz</text:p>
          </table:table-cell>
          <table:table-cell table:number-columns-repeated="21"/>
          <table:table-cell table:number-columns-repeated="3" office:value-type="string" calcext:value-type="string">
            <text:p>4,84 (\pm 0,05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ta_t/s</text:p>
          </table:table-cell>
          <table:table-cell office:value-type="string" calcext:value-type="string">
            <text:p>Fehler/s</text:p>
          </table:table-cell>
          <table:table-cell table:number-columns-repeated="21"/>
          <table:table-cell table:number-columns-repeated="3" office:value-type="string" calcext:value-type="string">
            <text:p>Eingangasfrequenz/Hz</text:p>
          </table:table-cell>
          <table:table-cell table:number-columns-repeated="998"/>
        </table:table-row>
        <table:table-row table:style-name="ro1">
          <table:table-cell table:formula="of:=800/10^6" office:value-type="float" office:value="0.0008" calcext:value-type="float">
            <text:p>0,0008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21"/>
          <table:table-cell office:value-type="string" calcext:value-type="string">
            <text:p>200 (\pm 10)</text:p>
          </table:table-cell>
          <table:table-cell office:value-type="string" calcext:value-type="string">
            <text:p>300 (\pm 10)</text:p>
          </table:table-cell>
          <table:table-cell office:value-type="string" calcext:value-type="string">
            <text:p>400 (\pm 10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wingungsdauer/s</text:p>
          </table:table-cell>
          <table:table-cell office:value-type="string" calcext:value-type="string">
            <text:p>Fehler/s</text:p>
          </table:table-cell>
          <table:table-cell table:number-columns-repeated="21"/>
          <table:table-cell table:number-columns-repeated="3" office:value-type="string" calcext:value-type="string">
            <text:p>U_aus/V</text:p>
          </table:table-cell>
          <table:table-cell table:number-columns-repeated="998"/>
        </table:table-row>
        <table:table-row table:style-name="ro1">
          <table:table-cell table:formula="of:=6.16/1000" office:value-type="float" office:value="0.00616" calcext:value-type="float">
            <text:p>0,00616</text:p>
          </table:table-cell>
          <table:table-cell table:formula="of:=0.00001" office:value-type="float" office:value="0.00001" calcext:value-type="float">
            <text:p>0,00001</text:p>
          </table:table-cell>
          <table:table-cell table:number-columns-repeated="21"/>
          <table:table-cell office:value-type="string" calcext:value-type="string">
            <text:p>3,04 (\pm 0,05)</text:p>
          </table:table-cell>
          <table:table-cell office:value-type="string" calcext:value-type="string">
            <text:p>2,28 (\pm 0,05)</text:p>
          </table:table-cell>
          <table:table-cell office:value-type="string" calcext:value-type="string">
            <text:p>1,8 (\pm 0,05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hasenverschiebung</text:p>
          </table:table-cell>
          <table:table-cell office:value-type="string" calcext:value-type="string">
            <text:p>Fehler</text:p>
          </table:table-cell>
          <table:table-cell table:number-columns-repeated="21"/>
          <table:table-cell table:number-columns-repeated="3" office:value-type="string" calcext:value-type="string">
            <text:p>U_ein/V</text:p>
          </table:table-cell>
          <table:table-cell table:number-columns-repeated="998"/>
        </table:table-row>
        <table:table-row table:style-name="ro1">
          <table:table-cell table:formula="of:=[.A73]/[.A75]" office:value-type="float" office:value="0.12987012987013" calcext:value-type="float">
            <text:p>0,1298701299</text:p>
          </table:table-cell>
          <table:table-cell table:formula="of:=SQRT(([.B73]/[.A75])^2+(([.A73]*[.B75])/([.A75])^2)^2)" office:value-type="float" office:value="0.00163700951828337" calcext:value-type="float">
            <text:p>0,0016370095</text:p>
          </table:table-cell>
          <table:table-cell table:number-columns-repeated="21"/>
          <table:table-cell office:value-type="string" calcext:value-type="string">
            <text:p>4,8 (\pm 0,05)</text:p>
          </table:table-cell>
          <table:table-cell table:number-columns-repeated="2" office:value-type="string" calcext:value-type="string">
            <text:p>4,76 (\pm 0,05)</text:p>
          </table:table-cell>
          <table:table-cell table:number-columns-repeated="998"/>
        </table:table-row>
        <table:table-row table:style-name="ro1">
          <table:table-cell table:number-columns-repeated="23"/>
          <table:table-cell table:number-columns-repeated="3" office:value-type="string" calcext:value-type="string">
            <text:p>Eingangasfrequenz/Hz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lotdaten </text:p>
          </table:table-cell>
          <table:table-cell table:number-columns-repeated="22"/>
          <table:table-cell office:value-type="string" calcext:value-type="string">
            <text:p>500 (\pm 10)</text:p>
          </table:table-cell>
          <table:table-cell office:value-type="string" calcext:value-type="string">
            <text:p>600 (\pm 10)</text:p>
          </table:table-cell>
          <table:table-cell office:value-type="string" calcext:value-type="string">
            <text:p>700 (\pm 10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requenz</text:p>
          </table:table-cell>
          <table:table-cell office:value-type="string" calcext:value-type="string">
            <text:p>Phasenverschiebung</text:p>
          </table:table-cell>
          <table:table-cell table:number-columns-repeated="2" office:value-type="string" calcext:value-type="string">
            <text:p>Fehler</text:p>
          </table:table-cell>
          <table:table-cell table:number-columns-repeated="19"/>
          <table:table-cell table:number-columns-repeated="3" office:value-type="string" calcext:value-type="string">
            <text:p>U_aus/V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2]" office:value-type="float" office:value="0.0980000000000001" calcext:value-type="float">
            <text:p>0,098</text:p>
          </table:table-cell>
          <table:table-cell table:formula="of:=5" office:value-type="float" office:value="5" calcext:value-type="float">
            <text:p>5</text:p>
          </table:table-cell>
          <table:table-cell table:formula="of:=[.B52]" office:value-type="float" office:value="0.0098508882848198" calcext:value-type="float">
            <text:p>0,0098508883</text:p>
          </table:table-cell>
          <table:table-cell table:number-columns-repeated="19"/>
          <table:table-cell office:value-type="string" calcext:value-type="string">
            <text:p>1,5 (\pm 0,05)</text:p>
          </table:table-cell>
          <table:table-cell office:value-type="string" calcext:value-type="string">
            <text:p>1,24 (\pm 0,05)</text:p>
          </table:table-cell>
          <table:table-cell office:value-type="string" calcext:value-type="string">
            <text:p>1,08 (\pm 0,05)</text:p>
          </table:table-cell>
          <table:table-cell table:number-columns-repeated="99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61]" office:value-type="float" office:value="0.0630952380952381" calcext:value-type="float">
            <text:p>0,0630952381</text:p>
          </table:table-cell>
          <table:table-cell table:formula="of:=5" office:value-type="float" office:value="5" calcext:value-type="float">
            <text:p>5</text:p>
          </table:table-cell>
          <table:table-cell table:formula="of:=[.B61]" office:value-type="float" office:value="0.000596421742508636" calcext:value-type="float">
            <text:p>0,0005964217</text:p>
          </table:table-cell>
          <table:table-cell table:number-columns-repeated="19"/>
          <table:table-cell table:number-columns-repeated="3" office:value-type="string" calcext:value-type="string">
            <text:p>U_ein/V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9]" office:value-type="float" office:value="0.0887218045112782" calcext:value-type="float">
            <text:p>0,0887218045</text:p>
          </table:table-cell>
          <table:table-cell table:formula="of:=5" office:value-type="float" office:value="5" calcext:value-type="float">
            <text:p>5</text:p>
          </table:table-cell>
          <table:table-cell table:formula="of:=[.B69]" office:value-type="float" office:value="0.000754833131167441" calcext:value-type="float">
            <text:p>0,0007548331</text:p>
          </table:table-cell>
          <table:table-cell table:number-columns-repeated="19"/>
          <table:table-cell table:number-columns-repeated="3" office:value-type="string" calcext:value-type="string">
            <text:p>4,76 (\pm 0,05)</text:p>
          </table:table-cell>
          <table:table-cell table:number-columns-repeated="99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77]" office:value-type="float" office:value="0.12987012987013" calcext:value-type="float">
            <text:p>0,1298701299</text:p>
          </table:table-cell>
          <table:table-cell table:formula="of:=5" office:value-type="float" office:value="5" calcext:value-type="float">
            <text:p>5</text:p>
          </table:table-cell>
          <table:table-cell table:formula="of:=[.B77]" office:value-type="float" office:value="0.00163700951828337" calcext:value-type="float">
            <text:p>0,0016370095</text:p>
          </table:table-cell>
          <table:table-cell table:number-columns-repeated="19"/>
          <table:table-cell table:number-columns-repeated="3" office:value-type="string" calcext:value-type="string">
            <text:p>Eingangasfrequenz/Hz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800 (\pm 10)</text:p>
          </table:table-cell>
          <table:table-cell office:value-type="string" calcext:value-type="string">
            <text:p>900 (\pm 10)</text:p>
          </table:table-cell>
          <table:table-cell office:value-type="string" calcext:value-type="string">
            <text:p>1000 (\pm 10)</text:p>
          </table:table-cell>
          <table:table-cell table:number-columns-repeated="998"/>
        </table:table-row>
        <table:table-row table:style-name="ro1">
          <table:table-cell table:number-columns-repeated="23"/>
          <table:table-cell table:number-columns-repeated="3" office:value-type="string" calcext:value-type="string">
            <text:p>U_aus/V</text:p>
          </table:table-cell>
          <table:table-cell table:number-columns-repeated="998"/>
        </table:table-row>
        <table:table-row table:style-name="ro1">
          <table:table-cell/>
          <table:table-cell table:formula="of:=1/SQRT(2)" office:value-type="float" office:value="0.707106781186547" calcext:value-type="float">
            <text:p>0,7071067812</text:p>
          </table:table-cell>
          <table:table-cell table:number-columns-repeated="21"/>
          <table:table-cell office:value-type="string" calcext:value-type="string">
            <text:p>1 (\pm 0,05)</text:p>
          </table:table-cell>
          <table:table-cell office:value-type="string" calcext:value-type="string">
            <text:p>0,92 (\pm 0,05)</text:p>
          </table:table-cell>
          <table:table-cell office:value-type="string" calcext:value-type="string">
            <text:p>0,84 (\pm 0,05)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Teil 4</text:p>
          </table:table-cell>
          <table:table-cell table:number-columns-repeated="3"/>
          <table:table-cell table:style-name="ce2" office:value-type="string" calcext:value-type="string">
            <text:p>Teil 5</text:p>
          </table:table-cell>
          <table:table-cell table:number-columns-repeated="3"/>
          <table:table-cell table:style-name="ce2" office:value-type="string" calcext:value-type="string">
            <text:p>Teil 6</text:p>
          </table:table-cell>
          <table:table-cell table:number-columns-repeated="14"/>
          <table:table-cell table:number-columns-repeated="3" office:value-type="string" calcext:value-type="string">
            <text:p>U_ein/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derstand/mOhm</text:p>
          </table:table-cell>
          <table:table-cell office:value-type="string" calcext:value-type="string">
            <text:p>Fehler/Ohm</text:p>
          </table:table-cell>
          <table:table-cell table:number-columns-repeated="2"/>
          <table:table-cell office:value-type="string" calcext:value-type="string">
            <text:p>Widerstand/mOhm</text:p>
          </table:table-cell>
          <table:table-cell office:value-type="string" calcext:value-type="string">
            <text:p>Fehler/Ohm</text:p>
          </table:table-cell>
          <table:table-cell table:number-columns-repeated="2"/>
          <table:table-cell office:value-type="string" calcext:value-type="string">
            <text:p>Widerstand/mOhm</text:p>
          </table:table-cell>
          <table:table-cell office:value-type="string" calcext:value-type="string">
            <text:p>Fehler/Ohm</text:p>
          </table:table-cell>
          <table:table-cell table:number-columns-repeated="13"/>
          <table:table-cell office:value-type="string" calcext:value-type="string">
            <text:p>4,76 (\pm 0,05)</text:p>
          </table:table-cell>
          <table:table-cell table:number-columns-repeated="2" office:value-type="string" calcext:value-type="string">
            <text:p>4,72 (\pm 0,05)</text:p>
          </table:table-cell>
          <table:table-cell table:number-columns-repeated="99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number-columns-repeated="2" office:value-type="string" calcext:value-type="string">
            <text:p>Eingangasfrequenz/Hz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ndensatur/F</text:p>
          </table:table-cell>
          <table:table-cell office:value-type="string" calcext:value-type="string">
            <text:p>Fehler/F</text:p>
          </table:table-cell>
          <table:table-cell table:number-columns-repeated="2"/>
          <table:table-cell office:value-type="string" calcext:value-type="string">
            <text:p>Widerstand/mOhm</text:p>
          </table:table-cell>
          <table:table-cell office:value-type="string" calcext:value-type="string">
            <text:p>Fehler/Ohm</text:p>
          </table:table-cell>
          <table:table-cell table:number-columns-repeated="2"/>
          <table:table-cell office:value-type="string" calcext:value-type="string">
            <text:p>Spule</text:p>
          </table:table-cell>
          <table:table-cell table:number-columns-repeated="14"/>
          <table:table-cell office:value-type="string" calcext:value-type="string">
            <text:p>75 (\pm 10)</text:p>
          </table:table-cell>
          <table:table-cell office:value-type="string" calcext:value-type="string">
            <text:p>250 (\pm 10)</text:p>
          </table:table-cell>
          <table:table-cell table:number-columns-repeated="999"/>
        </table:table-row>
        <table:table-row table:style-name="ro1">
          <table:table-cell table:formula="of:=1*10^-6" office:value-type="float" office:value="0.000001" calcext:value-type="float">
            <text:p>0,000001</text:p>
          </table:table-cell>
          <table:table-cell table:formula="of:=[.A92]/100*5" office:value-type="float" office:value="0.00000005" calcext:value-type="float">
            <text:p>0,000000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50*10^-6" office:value-type="float" office:value="0.00015" calcext:value-type="float">
            <text:p>0,00015</text:p>
          </table:table-cell>
          <table:table-cell table:formula="of:=[.I92]/100*50" office:value-type="float" office:value="0.000075" calcext:value-type="float">
            <text:p>0,000075</text:p>
          </table:table-cell>
          <table:table-cell table:number-columns-repeated="13"/>
          <table:table-cell table:number-columns-repeated="2" office:value-type="string" calcext:value-type="string">
            <text:p>U_aus/V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Kondensatur/F</text:p>
          </table:table-cell>
          <table:table-cell office:value-type="string" calcext:value-type="string">
            <text:p>Fehler/F</text:p>
          </table:table-cell>
          <table:table-cell table:number-columns-repeated="17"/>
          <table:table-cell office:value-type="string" calcext:value-type="string">
            <text:p>4,44 (\pm 0,05)</text:p>
          </table:table-cell>
          <table:table-cell office:value-type="string" calcext:value-type="string">
            <text:p>2,6 (\pm 0,05)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formula="of:=1*10^-6" office:value-type="float" office:value="0.000001" calcext:value-type="float">
            <text:p>0,000001</text:p>
          </table:table-cell>
          <table:table-cell table:formula="of:=[.E94]/100*5" office:value-type="float" office:value="0.00000005" calcext:value-type="float">
            <text:p>0,0000000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Kondensatur/F</text:p>
          </table:table-cell>
          <table:table-cell office:value-type="string" calcext:value-type="string">
            <text:p>Fehler/F</text:p>
          </table:table-cell>
          <table:table-cell table:number-columns-repeated="7"/>
          <table:table-cell table:number-columns-repeated="2" office:value-type="string" calcext:value-type="string">
            <text:p>U_ein/V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1*10^-9" office:value-type="float" office:value="0.000000001" calcext:value-type="float">
            <text:p>0,000000001</text:p>
          </table:table-cell>
          <table:table-cell table:formula="of:=[.E96]/100*5" office:value-type="float" office:value="0.0000000000500000000000001" calcext:value-type="float">
            <text:p>5,00000000000001E-011</text:p>
          </table:table-cell>
          <table:table-cell table:number-columns-repeated="7"/>
          <table:table-cell office:value-type="string" calcext:value-type="string">
            <text:p>4,92 (\pm 0,05)</text:p>
          </table:table-cell>
          <table:table-cell office:value-type="string" calcext:value-type="string">
            <text:p>4,76 (\pm 0,0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nzfrequenz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office:value-type="string" calcext:value-type="string">
            <text:p>Grenzfrequ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Grenzfrequ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Grenzfrequenz</text:p>
          </table:table-cell>
          <table:table-cell office:value-type="string" calcext:value-type="string">
            <text:p>Fehler</text:p>
          </table:table-cell>
          <table:table-cell table:number-columns-repeated="1014"/>
        </table:table-row>
        <table:table-row table:style-name="ro1">
          <table:table-cell table:formula="of:=1/([.A90]*[.A92]*2*PI())" office:value-type="float" office:value="159.154943091895" calcext:value-type="float">
            <text:p>159,1549430919</text:p>
          </table:table-cell>
          <table:table-cell table:formula="of:=(SQRT(([.B90]/([.A92]*[.A90]^2)^2+([.B92]/([.A90]*[.A92]^2))^2)))/(2*PI())" office:value-type="float" office:value="7.97364676516128" calcext:value-type="float">
            <text:p>7,9736467652</text:p>
          </table:table-cell>
          <table:table-cell table:number-columns-repeated="2"/>
          <table:table-cell table:formula="of:=1/([.E90]*[.E94]*2*PI())" office:value-type="float" office:value="159.154943091895" calcext:value-type="float">
            <text:p>159,1549430919</text:p>
          </table:table-cell>
          <table:table-cell table:formula="of:=(SQRT(([.F90]/([.E94]*[.E90]^2))^2+([.F94]/([.E90]*[.E94]^2))^2))/(2*PI())" office:value-type="float" office:value="8.11534160510323" calcext:value-type="float">
            <text:p>8,1153416051</text:p>
          </table:table-cell>
          <table:table-cell table:formula="of:=1/([.E92]*[.E96]*2*PI())" office:value-type="float" office:value="15915.4943091895" calcext:value-type="float">
            <text:p>15915,4943091895</text:p>
          </table:table-cell>
          <table:table-cell table:formula="of:=(SQRT(([.F92]/([.E92]^2*[.E96]))^2+([.F96]/([.E92]*[.E96]^2))^2))/(2*PI())" office:value-type="float" office:value="795.933854490256" calcext:value-type="float">
            <text:p>795,9338544903</text:p>
          </table:table-cell>
          <table:table-cell table:formula="of:=[.I90]/([.I92]*2*PI())" office:value-type="float" office:value="1061032.95394597" calcext:value-type="float">
            <text:p>1061032,95394597</text:p>
          </table:table-cell>
          <table:table-cell table:formula="of:=(SQRT([.J90]/[.I92])^2+(([.I90]*[.J92])/[.I92]^2))/(2*PI()*10)" office:value-type="float" office:value="54112.6806512444" calcext:value-type="float">
            <text:p>54112,6806512444</text:p>
          </table:table-cell>
          <table:table-cell table:number-columns-repeated="2"/>
          <table:table-cell office:value-type="string" calcext:value-type="string">
            <text:p>Plotdaten Teil 4</text:p>
          </table:table-cell>
          <table:table-cell table:number-columns-repeated="3"/>
          <table:table-cell office:value-type="string" calcext:value-type="string">
            <text:p>Plotdaten Teil 5</text:p>
          </table:table-cell>
          <table:table-cell table:number-columns-repeated="3"/>
          <table:table-cell office:value-type="string" calcext:value-type="string">
            <text:p>Plotdaten Teil 6</text:p>
          </table:table-cell>
          <table:table-cell table:number-columns-repeated="1003"/>
        </table:table-row>
        <table:table-row table:style-name="ro1">
          <table:table-cell table:style-name="ce5" table:number-columns-repeated="10"/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ehl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ehl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ehler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table:formula="of:=[.M114]" office:value-type="string" office:string-value="850 (\pm 10)" calcext:value-type="string">
            <text:p>850 (\pm 10)</text:p>
          </table:table-cell>
          <table:table-cell table:formula="of:=[.M116]/[.M118]" office:value-type="string" office:string-value="" calcext:value-type="error">
            <text:p>#WERT!</text:p>
          </table:table-cell>
          <table:table-cell table:formula="of:=10" office:value-type="float" office:value="10" calcext:value-type="float">
            <text:p>10</text:p>
          </table:table-cell>
          <table:table-cell table:formula="of:=SQRT((([.N116]/[.M118])^2+([.M116]*[.N118])/[.M118]^2)^2)" office:value-type="string" office:string-value="" calcext:value-type="error">
            <text:p>#WERT!</text:p>
          </table:table-cell>
          <table:table-cell table:formula="of:=[.R114]" office:value-type="string" office:string-value="700  (\pm 10)" calcext:value-type="string">
            <text:p>700 <text:s/>(\pm 10)</text:p>
          </table:table-cell>
          <table:table-cell table:formula="of:=[.R116]/[.R118]" office:value-type="string" office:string-value="" calcext:value-type="error">
            <text:p>#WERT!</text:p>
          </table:table-cell>
          <table:table-cell table:formula="of:=10" office:value-type="float" office:value="10" calcext:value-type="float">
            <text:p>10</text:p>
          </table:table-cell>
          <table:table-cell table:formula="of:=SQRT((([.S116]/[.R118])^2+([.R116]*[.S118])/[.R118]^2)^2)" office:value-type="string" office:string-value="" calcext:value-type="error">
            <text:p>#WERT!</text:p>
          </table:table-cell>
          <table:table-cell table:formula="of:=[.I101]" office:value-type="float" office:value="1400000" calcext:value-type="float">
            <text:p>1400000</text:p>
          </table:table-cell>
          <table:table-cell table:formula="of:=[.I103]/[.I105]" office:value-type="float" office:value="0.620253164556962" calcext:value-type="float">
            <text:p>0,6202531646</text:p>
          </table:table-cell>
          <table:table-cell table:formula="of:=10" office:value-type="float" office:value="10" calcext:value-type="float">
            <text:p>10</text:p>
          </table:table-cell>
          <table:table-cell table:formula="of:=SQRT((([.J103]/[.I105])^2+([.I103]*[.J105])/[.I105]^2)^2)" office:value-type="float" office:value="0.02062970677776" calcext:value-type="float">
            <text:p>0,0206297068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formula="of:=1400*1000" office:value-type="float" office:value="1400000" calcext:value-type="float">
            <text:p>14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N114]" office:value-type="string" office:string-value="900 (\pm 10)" calcext:value-type="string">
            <text:p>900 (\pm 10)</text:p>
          </table:table-cell>
          <table:table-cell table:formula="of:=[.N116]/[.N118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O116]/[.N118])^2+([.N116]*[.O118])/[.N118]^2)^2)" office:value-type="string" office:string-value="" calcext:value-type="error">
            <text:p>#WERT!</text:p>
          </table:table-cell>
          <table:table-cell table:formula="of:=[.S114]" office:value-type="string" office:string-value="900 (\pm 10)" calcext:value-type="string">
            <text:p>900 (\pm 10)</text:p>
          </table:table-cell>
          <table:table-cell table:formula="of:=[.S116]/[.S118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T116]/[.S118])^2+([.S116]*[.T118])/[.S118]^2)^2)" office:value-type="string" office:string-value="" calcext:value-type="error">
            <text:p>#WERT!</text:p>
          </table:table-cell>
          <table:table-cell table:formula="of:=[.I108]" office:value-type="float" office:value="2000000" calcext:value-type="float">
            <text:p>2000000</text:p>
          </table:table-cell>
          <table:table-cell table:formula="of:=[.I110]/[.I112]" office:value-type="float" office:value="0.62962962962963" calcext:value-type="float">
            <text:p>0,6296296296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J110]/[.I112])^2+([.I110]*[.J112])/[.I112]^2)^2)" office:value-type="float" office:value="0.0151105967078189" calcext:value-type="float">
            <text:p>0,0151105967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formula="of:=[.O114]" office:value-type="string" office:string-value="1000 (\pm 10)" calcext:value-type="string">
            <text:p>1000 (\pm 10)</text:p>
          </table:table-cell>
          <table:table-cell table:formula="of:=[.O116]/[.O118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P115]/[.O118])^2+([.O116]*[.P117])/[.O118]^2)^2)" office:value-type="string" office:string-value="" calcext:value-type="error">
            <text:p>#WERT!</text:p>
          </table:table-cell>
          <table:table-cell table:formula="of:=[.T114]" office:value-type="string" office:string-value="1000 (\pm 10)" calcext:value-type="string">
            <text:p>1000 (\pm 10)</text:p>
          </table:table-cell>
          <table:table-cell table:formula="of:=[.T116]/[.T118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V116]/[.T118])^2+([.T116]*[.V118])/[.T118]^2)^2)" office:value-type="string" office:string-value="" calcext:value-type="error">
            <text:p>#WERT!</text:p>
          </table:table-cell>
          <table:table-cell table:formula="of:=[.I115]" office:value-type="float" office:value="3500000" calcext:value-type="float">
            <text:p>3500000</text:p>
          </table:table-cell>
          <table:table-cell table:formula="of:=[.I117]/[.I119]" office:value-type="float" office:value="0.526946107784431" calcext:value-type="float">
            <text:p>0,5269461078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J117]/[.I119])^2+([.I117]*[.J119])/[.I119]^2)^2)" office:value-type="float" office:value="0.00811251748001004" calcext:value-type="float">
            <text:p>0,0081125175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formula="of:=980/1000"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[.M120]" office:value-type="string" office:string-value="1050 (\pm 10)" calcext:value-type="string">
            <text:p>1050 (\pm 10)</text:p>
          </table:table-cell>
          <table:table-cell table:formula="of:=[.M122]/[.M12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N122]/[.M124])^2+([.M122]*[.N124])/[.M124]^2)^2)" office:value-type="string" office:string-value="" calcext:value-type="error">
            <text:p>#WERT!</text:p>
          </table:table-cell>
          <table:table-cell table:formula="of:=[.V114]" office:value-type="float" office:value="0" calcext:value-type="float">
            <text:p>0</text:p>
          </table:table-cell>
          <table:table-cell table:formula="of:=[.V116]/[.V118]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U123]/[.V118])^2+([.V116]*[.U125])/[.V118]^2)^2)" office:value-type="string" office:string-value="" calcext:value-type="error">
            <text:p>#DIV/0!</text:p>
          </table:table-cell>
          <table:table-cell table:formula="of:=[.I122]" office:value-type="float" office:value="4500000" calcext:value-type="float">
            <text:p>4500000</text:p>
          </table:table-cell>
          <table:table-cell table:formula="of:=[.I124]/[.I126]" office:value-type="float" office:value="0.445" calcext:value-type="float">
            <text:p>0,445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J124]/[.I126])^2+([.I124]*[.J126])/[.I126]^2)^2)" office:value-type="float" office:value="0.00571875" calcext:value-type="float">
            <text:p>0,0057187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formula="of:=[.N120]" office:value-type="string" office:string-value="1400 (\pm 10)" calcext:value-type="string">
            <text:p>1400 (\pm 10)</text:p>
          </table:table-cell>
          <table:table-cell table:formula="of:=[.N122]/[.N12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SQRT((([.O122]/[.N124])^2+([.N122]*[.O124])/[.N124]^2)^2)" office:value-type="string" office:string-value="" calcext:value-type="error">
            <text:p>#WERT!</text:p>
          </table:table-cell>
          <table:table-cell table:formula="of:=[.S121]" office:value-type="string" office:string-value="30000 (\pm 100)" calcext:value-type="string">
            <text:p>30000 (\pm 100)</text:p>
          </table:table-cell>
          <table:table-cell table:formula="of:=[.U123]/[.U125]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formula="of:=SQRT((([.R130]/[.R132])^2+([.R130]*[.R132])/[.R132]^2)^2)" office:value-type="string" office:string-value="" calcext:value-type="error">
            <text:p>#WERT!</text:p>
          </table:table-cell>
          <table:table-cell table:formula="of:=[.I129]" office:value-type="float" office:value="5000000" calcext:value-type="float">
            <text:p>5000000</text:p>
          </table:table-cell>
          <table:table-cell table:formula="of:=[.I131]/[.I133]" office:value-type="float" office:value="0.402843601895735" calcext:value-type="float">
            <text:p>0,4028436019</text:p>
          </table:table-cell>
          <table:table-cell office:value-type="float" office:value="10" calcext:value-type="float">
            <text:p>10</text:p>
          </table:table-cell>
          <table:table-cell table:formula="of:=SQRT((([.J131]/[.I133])^2+([.I131]*[.J133])/[.I133]^2)^2)" office:value-type="float" office:value="0.00491341164843557" calcext:value-type="float">
            <text:p>0,0049134116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float" office:value="1.58" calcext:value-type="float">
            <text:p>1,5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[.O120]" office:value-type="string" office:string-value="500 (\pm 10)" calcext:value-type="string">
            <text:p>500 (\pm 10)</text:p>
          </table:table-cell>
          <table:table-cell table:formula="of:=[.O122]/[.O124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P122]/[.O124])^2+([.O122]*[.P124])/[.O124]^2)^2)" office:value-type="string" office:string-value="" calcext:value-type="error">
            <text:p>#WERT!</text:p>
          </table:table-cell>
          <table:table-cell table:formula="of:=[.T121]" office:value-type="string" office:string-value="75000 (\pm 100)" calcext:value-type="string">
            <text:p>75000 (\pm 100)</text:p>
          </table:table-cell>
          <table:table-cell table:formula="of:=[.R130]/[.R132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R130]/[.R132])^2+([.R130]*[.R132])/[.R132]^2)^2)" office:value-type="string" office:string-value="" calcext:value-type="error">
            <text:p>#WERT!</text:p>
          </table:table-cell>
          <table:table-cell table:formula="of:=[.I136]" office:value-type="float" office:value="6500000" calcext:value-type="float">
            <text:p>6500000</text:p>
          </table:table-cell>
          <table:table-cell table:formula="of:=[.I138]/[.I140]" office:value-type="float" office:value="0.378378378378378" calcext:value-type="float">
            <text:p>0,3783783784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J138]/[.I140])^2+([.I138]*[.J140])/[.I140]^2)^2)" office:value-type="float" office:value="0.00438783377972567" calcext:value-type="float">
            <text:p>0,0043878338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 table:number-columns-repeated="4"/>
          <table:table-cell table:number-columns-repeated="2"/>
          <table:table-cell table:formula="of:=[.M126]" office:value-type="string" office:string-value="650 (\pm 10)" calcext:value-type="string">
            <text:p>650 (\pm 10)</text:p>
          </table:table-cell>
          <table:table-cell table:formula="of:=[.M127]/[.M129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SQRT((([.N125]/[.M127])^2+([.M125]*[.N127])/[.M127]^2)^2)" office:value-type="string" office:string-value="" calcext:value-type="error">
            <text:p>#WERT!</text:p>
          </table:table-cell>
          <table:table-cell table:formula="of:=[.R128]" office:value-type="string" office:string-value="90000 (\pm 100)" calcext:value-type="string">
            <text:p>90000 (\pm 100)</text:p>
          </table:table-cell>
          <table:table-cell table:formula="of:=[.R130]/[.R132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SQRT((([.S130]/[.R132])^2+([.R130]*[.S132])/[.R132]^2)^2)" office:value-type="string" office:string-value="" calcext:value-type="error">
            <text:p>#WERT!</text:p>
          </table:table-cell>
          <table:table-cell table:formula="of:=[.I143]" office:value-type="float" office:value="7500000" calcext:value-type="float">
            <text:p>7500000</text:p>
          </table:table-cell>
          <table:table-cell table:formula="of:=[.I145]/[.I147]" office:value-type="float" office:value="0.34061135371179" calcext:value-type="float">
            <text:p>0,3406113537</text:p>
          </table:table-cell>
          <table:table-cell office:value-type="float" office:value="10" calcext:value-type="float">
            <text:p>10</text:p>
          </table:table-cell>
          <table:table-cell table:formula="of:=SQRT((([.J145]/[.I147])^2+([.I145]*[.J147])/[.I147]^2)^2)" office:value-type="float" office:value="0.00383764611658817" calcext:value-type="float">
            <text:p>0,0038376461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table:formula="of:=[.O126]" office:value-type="string" office:string-value="2000 (\pm 10)" calcext:value-type="string">
            <text:p>2000 (\pm 10)</text:p>
          </table:table-cell>
          <table:table-cell table:formula="of:=[.O127]/[.O128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style-name="ce6" table:formula="of:=SQRT((([.O122]/[.N124])^2+([.N122]*[.O124])/[.N124]^2)^2)" office:value-type="string" office:string-value="" calcext:value-type="error">
            <text:p>#WERT!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2000*1000" office:value-type="float" office:value="2000000" calcext:value-type="float">
            <text:p>2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N126]" office:value-type="string" office:string-value="1700 (\pm 10)" calcext:value-type="string">
            <text:p>1700 (\pm 10)</text:p>
          </table:table-cell>
          <table:table-cell table:formula="of:=[.N127]/[.N129]" office:value-type="string" office:string-value="" calcext:value-type="error">
            <text:p>#WERT!</text:p>
          </table:table-cell>
          <table:table-cell office:value-type="float" office:value="10" calcext:value-type="float">
            <text:p>10</text:p>
          </table:table-cell>
          <table:table-cell table:formula="of:=SQRT((([.O116]/[.N118])^2+([.N116]*[.O118])/[.N118]^2)^2)" office:value-type="string" office:string-value="" calcext:value-type="error">
            <text:p>#WERT!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.36" calcext:value-type="float">
            <text:p>1,36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2.16" calcext:value-type="float">
            <text:p>2,16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 table:number-columns-repeated="4"/>
          <table:table-cell table:number-columns-repeated="2"/>
          <table:table-cell table:number-columns-repeated="3" office:value-type="string" calcext:value-type="string">
            <text:p>Eingangasfrequenz/Hz</text:p>
          </table:table-cell>
          <table:table-cell table:number-columns-repeated="2"/>
          <table:table-cell table:number-columns-repeated="3" office:value-type="string" calcext:value-type="string">
            <text:p>Eingangasfrequenz/Hz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850 (\pm 10)</text:p>
          </table:table-cell>
          <table:table-cell office:value-type="string" calcext:value-type="string">
            <text:p>900 (\pm 10)</text:p>
          </table:table-cell>
          <table:table-cell office:value-type="string" calcext:value-type="string">
            <text:p>1000 (\pm 10)</text:p>
          </table:table-cell>
          <table:table-cell table:number-columns-repeated="2"/>
          <table:table-cell office:value-type="string" calcext:value-type="string">
            <text:p>700 <text:s/>(\pm 10)</text:p>
          </table:table-cell>
          <table:table-cell office:value-type="string" calcext:value-type="string">
            <text:p>900 (\pm 10)</text:p>
          </table:table-cell>
          <table:table-cell office:value-type="string" calcext:value-type="string">
            <text:p>1000 (\pm 10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formula="of:=3500*1000" office:value-type="float" office:value="3500000" calcext:value-type="float">
            <text:p>35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string" calcext:value-type="string">
            <text:p>U_aus/V</text:p>
          </table:table-cell>
          <table:table-cell table:number-columns-repeated="2"/>
          <table:table-cell table:number-columns-repeated="3" office:value-type="string" calcext:value-type="string">
            <text:p>U_aus/V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3,28 (\pm 0,05)</text:p>
          </table:table-cell>
          <table:table-cell office:value-type="string" calcext:value-type="string">
            <text:p>3,6 (\pm 0,05)</text:p>
          </table:table-cell>
          <table:table-cell office:value-type="string" calcext:value-type="string">
            <text:p>4 (\pm 0,05)</text:p>
          </table:table-cell>
          <table:table-cell table:number-columns-repeated="2"/>
          <table:table-cell office:value-type="string" calcext:value-type="string">
            <text:p>5,08 (\pm 0,05)</text:p>
          </table:table-cell>
          <table:table-cell office:value-type="string" calcext:value-type="string">
            <text:p>5,16 (\pm 0,05)</text:p>
          </table:table-cell>
          <table:table-cell office:value-type="string" calcext:value-type="string">
            <text:p>5,2 (\pm 0,05)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1.76" calcext:value-type="float">
            <text:p>1,7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3" office:value-type="string" calcext:value-type="string">
            <text:p>U_ein/V</text:p>
          </table:table-cell>
          <table:table-cell table:number-columns-repeated="2"/>
          <table:table-cell table:number-columns-repeated="3" office:value-type="string" calcext:value-type="string">
            <text:p>U_ein/V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6,96 (\pm 0,05)</text:p>
          </table:table-cell>
          <table:table-cell table:number-columns-repeated="2" office:value-type="string" calcext:value-type="string">
            <text:p>7 (\pm 0,05)</text:p>
          </table:table-cell>
          <table:table-cell table:number-columns-repeated="2"/>
          <table:table-cell table:number-columns-repeated="2" office:value-type="string" calcext:value-type="string">
            <text:p>5,36 (\pm 0,05)</text:p>
          </table:table-cell>
          <table:table-cell office:value-type="string" calcext:value-type="string">
            <text:p>5,32 (\pm 0,05)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3.34" calcext:value-type="float">
            <text:p>3,3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3" office:value-type="string" calcext:value-type="string">
            <text:p>Eingangasfrequenz/Hz</text:p>
          </table:table-cell>
          <table:table-cell table:number-columns-repeated="1009"/>
        </table:table-row>
        <table:table-row table:style-name="ro1">
          <table:table-cell table:style-name="ce5" table:number-columns-repeated="10"/>
          <table:table-cell table:number-columns-repeated="2"/>
          <table:table-cell office:value-type="string" calcext:value-type="string">
            <text:p>1050 (\pm 10)</text:p>
          </table:table-cell>
          <table:table-cell office:value-type="string" calcext:value-type="string">
            <text:p>1400 (\pm 10)</text:p>
          </table:table-cell>
          <table:table-cell office:value-type="string" calcext:value-type="string">
            <text:p>500 (\pm 10)</text:p>
          </table:table-cell>
          <table:table-cell table:number-columns-repeated="2"/>
          <table:table-cell table:number-columns-repeated="3" office:value-type="string" calcext:value-type="string">
            <text:p>Eingangasfrequenz/Hz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table:number-columns-repeated="3" office:value-type="string" calcext:value-type="string">
            <text:p>U_aus/V</text:p>
          </table:table-cell>
          <table:table-cell table:number-columns-repeated="2"/>
          <table:table-cell office:value-type="string" calcext:value-type="string">
            <text:p>1200 (\pm 10)</text:p>
          </table:table-cell>
          <table:table-cell office:value-type="string" calcext:value-type="string">
            <text:p>30000 (\pm 100)</text:p>
          </table:table-cell>
          <table:table-cell office:value-type="string" calcext:value-type="string">
            <text:p>75000 (\pm 100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formula="of:=4500*1000" office:value-type="float" office:value="4500000" calcext:value-type="float">
            <text:p>45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3,76 (\pm 0,05)</text:p>
          </table:table-cell>
          <table:table-cell office:value-type="string" calcext:value-type="string">
            <text:p>4,44 (\pm 0,05)</text:p>
          </table:table-cell>
          <table:table-cell office:value-type="string" calcext:value-type="string">
            <text:p>2,08 (\pm 0,05)</text:p>
          </table:table-cell>
          <table:table-cell table:number-columns-repeated="2"/>
          <table:table-cell table:number-columns-repeated="3" office:value-type="string" calcext:value-type="string">
            <text:p>U_aus/V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number-columns-repeated="3" office:value-type="string" calcext:value-type="string">
            <text:p>U_ein/V</text:p>
          </table:table-cell>
          <table:table-cell table:number-columns-repeated="2"/>
          <table:table-cell office:value-type="string" calcext:value-type="string">
            <text:p>5,2 (\pm 0,05)</text:p>
          </table:table-cell>
          <table:table-cell office:value-type="string" calcext:value-type="string">
            <text:p>2,36 (\pm 0,05)</text:p>
          </table:table-cell>
          <table:table-cell office:value-type="string" calcext:value-type="string">
            <text:p>1,08 (\pm 0,05)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1.78" calcext:value-type="float">
            <text:p>1,7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6,88 (\pm 0,05)</text:p>
          </table:table-cell>
          <table:table-cell office:value-type="string" calcext:value-type="string">
            <text:p>6,8 (\pm 0,05)</text:p>
          </table:table-cell>
          <table:table-cell office:value-type="string" calcext:value-type="string">
            <text:p>6,96 (\pm 0,05)</text:p>
          </table:table-cell>
          <table:table-cell table:number-columns-repeated="2"/>
          <table:table-cell table:number-columns-repeated="3" office:value-type="string" calcext:value-type="string">
            <text:p>U_ein/V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number-columns-repeated="3" office:value-type="string" calcext:value-type="string">
            <text:p>Eingangasfrequenz/Hz</text:p>
          </table:table-cell>
          <table:table-cell table:number-columns-repeated="2"/>
          <table:table-cell office:value-type="string" calcext:value-type="string">
            <text:p>5,32 (\pm 0,05)</text:p>
          </table:table-cell>
          <table:table-cell office:value-type="string" calcext:value-type="string">
            <text:p>5,24 (\pm 0,05)</text:p>
          </table:table-cell>
          <table:table-cell office:value-type="string" calcext:value-type="string">
            <text:p>5,4 (\pm 0,05)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650 (\pm 10)</text:p>
          </table:table-cell>
          <table:table-cell office:value-type="string" calcext:value-type="string">
            <text:p>1700 (\pm 10)</text:p>
          </table:table-cell>
          <table:table-cell office:value-type="string" calcext:value-type="string">
            <text:p>2000 (\pm 10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 table:number-columns-repeated="4"/>
          <table:table-cell table:number-columns-repeated="2"/>
          <table:table-cell table:number-columns-repeated="3" office:value-type="string" calcext:value-type="string">
            <text:p>U_aus/V</text:p>
          </table:table-cell>
          <table:table-cell table:number-columns-repeated="2"/>
          <table:table-cell table:number-columns-repeated="3" office:value-type="string" calcext:value-type="string">
            <text:p>Eingangasfrequenz/Hz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2"/>
          <table:table-cell office:value-type="string" calcext:value-type="string">
            <text:p>2,6 (\pm 0,05)</text:p>
          </table:table-cell>
          <table:table-cell office:value-type="string" calcext:value-type="string">
            <text:p>4,7 (\pm 0,05)</text:p>
          </table:table-cell>
          <table:table-cell office:value-type="string" calcext:value-type="string">
            <text:p>5,3 (\pm 0,05)</text:p>
          </table:table-cell>
          <table:table-cell table:number-columns-repeated="2"/>
          <table:table-cell office:value-type="string" calcext:value-type="string">
            <text:p>90000 (\pm 100)</text:p>
          </table:table-cell>
          <table:table-cell office:value-type="string" calcext:value-type="string">
            <text:p>100000 (\pm 100)</text:p>
          </table:table-cell>
          <table:table-cell office:value-type="string" calcext:value-type="string">
            <text:p>110000 (\pm 100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formula="of:=5000*1000"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string" calcext:value-type="string">
            <text:p>U_ein/V</text:p>
          </table:table-cell>
          <table:table-cell table:number-columns-repeated="2"/>
          <table:table-cell table:number-columns-repeated="3" office:value-type="string" calcext:value-type="string">
            <text:p>U_aus/V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number-columns-repeated="3" office:value-type="string" calcext:value-type="string">
            <text:p>6,96 (\pm 0,05)</text:p>
          </table:table-cell>
          <table:table-cell table:number-columns-repeated="2"/>
          <table:table-cell office:value-type="string" calcext:value-type="string">
            <text:p>0,928 <text:s/>(\pm 0,05)</text:p>
          </table:table-cell>
          <table:table-cell office:value-type="string" calcext:value-type="string">
            <text:p>0,840 (\pm 0,05)</text:p>
          </table:table-cell>
          <table:table-cell office:value-type="string" calcext:value-type="string">
            <text:p>0,776 (\pm 0,05)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1.7" calcext:value-type="float">
            <text:p>1,7</text:p>
          </table:table-cell>
          <table:table-cell office:value-type="float" office:value="0.05" calcext:value-type="float">
            <text:p>0,05</text:p>
          </table:table-cell>
          <table:table-cell table:number-columns-repeated="7"/>
          <table:table-cell table:number-columns-repeated="3" office:value-type="string" calcext:value-type="string">
            <text:p>U_ein/V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7"/>
          <table:table-cell table:number-columns-repeated="3" office:value-type="string" calcext:value-type="string">
            <text:p>5,4 (\pm 0,05)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4.22" calcext:value-type="float">
            <text:p>4,22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 table:number-columns-repeated="4"/>
          <table:table-cell table:number-columns-repeated="7"/>
          <table:table-cell office:value-type="string" calcext:value-type="string">
            <text:p>Eingangasfrequenz/Hz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7"/>
          <table:table-cell office:value-type="string" calcext:value-type="string">
            <text:p>12000 (\pm 100)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formula="of:=6500*1000" office:value-type="float" office:value="6500000" calcext:value-type="float">
            <text:p>650000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U_aus/V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7"/>
          <table:table-cell office:value-type="string" calcext:value-type="string">
            <text:p>0,712 <text:s/>(\pm 0,05)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float" office:value="1.68" calcext:value-type="float">
            <text:p>1,68</text:p>
          </table:table-cell>
          <table:table-cell office:value-type="float" office:value="0.05" calcext:value-type="float">
            <text:p>0,05</text:p>
          </table:table-cell>
          <table:table-cell table:number-columns-repeated="7"/>
          <table:table-cell office:value-type="string" calcext:value-type="string">
            <text:p>U_ein/V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7"/>
          <table:table-cell office:value-type="string" calcext:value-type="string">
            <text:p>5,4 <text:s/>(\pm 0,05)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float" office:value="4.44" calcext:value-type="float">
            <text:p>4,44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7500*1000" office:value-type="float" office:value="7500000" calcext:value-type="float">
            <text:p>7500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.56" calcext:value-type="float">
            <text:p>1,56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.58" calcext:value-type="float">
            <text:p>4,58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ingangasfrequenz/Hz</text:p>
          </table:table-cell>
          <table:table-cell office:value-type="string" calcext:value-type="string">
            <text:p>Fehler/Hz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8500*1000" office:value-type="float" office:value="8500000" calcext:value-type="float">
            <text:p>8500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.4" calcext:value-type="float">
            <text:p>1,4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.58" calcext:value-type="float">
            <text:p>4,58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nanz bei </text:p>
          </table:table-cell>
          <table:table-cell table:number-columns-repeated="1023"/>
        </table:table-row>
        <table:table-row table:style-name="ro1">
          <table:table-cell table:style-name="ce4" table:formula="of:=14.17*1000" office:value-type="float" office:value="14170" calcext:value-type="float">
            <text:p>141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densator/F</text:p>
          </table:table-cell>
          <table:table-cell office:value-type="string" calcext:value-type="string">
            <text:p>Fehler</text:p>
          </table:table-cell>
          <table:table-cell table:number-columns-repeated="1022"/>
        </table:table-row>
        <table:table-row table:style-name="ro1">
          <table:table-cell table:formula="of:=10^-6" office:value-type="float" office:value="0.000001" calcext:value-type="float">
            <text:p>0,000001</text:p>
          </table:table-cell>
          <table:table-cell table:formula="of:=[.A174]/100*5" office:value-type="float" office:value="0.00000005" calcext:value-type="float">
            <text:p>0,00000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ule</text:p>
          </table:table-cell>
          <table:table-cell office:value-type="string" calcext:value-type="string">
            <text:p>Fehler</text:p>
          </table:table-cell>
          <table:table-cell table:number-columns-repeated="1022"/>
        </table:table-row>
        <table:table-row table:style-name="ro1">
          <table:table-cell table:formula="of:=150*10^-6" office:value-type="float" office:value="0.00015" calcext:value-type="float">
            <text:p>0,00015</text:p>
          </table:table-cell>
          <table:table-cell table:formula="of:=[.A176]/100*5" office:value-type="float" office:value="0.0000075" calcext:value-type="float">
            <text:p>0,0000075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sonanz theorie</text:p>
          </table:table-cell>
          <table:table-cell table:style-name="ce4"/>
          <table:table-cell/>
          <table:table-cell table:formula="of:=(([.A176]*[.B174])/(4*PI()*SQRT(([.A174]*[.A176])^2)))^2" office:value-type="float" office:value="0.0000158314349441153" calcext:value-type="float">
            <text:p>1,58314349441153E-005</text:p>
          </table:table-cell>
          <table:table-cell table:formula="of:=(([.B176]*[.A174])/(4*PI()*SQRT(([.A174]*[.A176])^2)))^2" office:value-type="float" office:value="0.0000158314349441153" calcext:value-type="float">
            <text:p>1,58314349441153E-005</text:p>
          </table:table-cell>
          <table:table-cell table:number-columns-repeated="1019"/>
        </table:table-row>
        <table:table-row table:style-name="ro1">
          <table:table-cell table:style-name="ce4" table:formula="of:=1/(2*PI()*SQRT(([.A174]*[.A176])))" office:value-type="float" office:value="12994.9466872279" calcext:value-type="float">
            <text:p>12994,9466872279</text:p>
          </table:table-cell>
          <table:table-cell table:style-name="ce4" table:formula="of:=SQRT([.D177]+[.E177])*100000" office:value-type="float" office:value="562.697697598191" calcext:value-type="float">
            <text:p>562,697697598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.00.0000</text:date>, <text:time style:data-style-name="N2" text:time-value="15:16:15.8358098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00:41:18.643741137</dc:date>
    <dc:creator>frederik </dc:creator>
    <meta:generator>LibreOffice/4.2.4.2$Linux_x86 LibreOffice_project/420m0$Build-2</meta:generator>
    <meta:editing-duration>PT9H17M31S</meta:editing-duration>
    <meta:editing-cycles>6</meta:editing-cycles>
    <meta:document-statistic meta:table-count="2" meta:cell-count="1930" meta:object-count="0"/>
  </office:meta>
</office:document-meta>
</file>